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TablePreview1.svm" manifest:media-type=""/>
  <manifest:file-entry manifest:full-path="Pictures/100000000000008000000080E784916F823F67D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080000000800C429AB5D4C04710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roman" style:font-pitch="variable"/>
    <style:font-face style:name="Meiryo UI1" svg:font-family="'Meiryo UI'" style:font-adornments="標準" style:font-family-generic="moder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/>
    <style:font-face style:name="Segoe UI1" svg:font-family="'Segoe UI'" style:font-adornments="標準" style:font-pitch="variable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85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draw:stroke="none" draw:fill-color="#ff0000" fo:min-height="0.318cm" fo:min-width="4.538cm"/>
    </style:style>
    <style:style style:name="gr49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50" style:family="graphic" style:parent-style-name="standard">
      <style:graphic-properties draw:stroke="none" draw:fill-color="#00a933" fo:min-height="0.318cm" fo:min-width="4.538cm"/>
    </style:style>
    <style:style style:name="gr51" style:family="graphic" style:parent-style-name="standard">
      <style:graphic-properties draw:stroke="none" draw:fill-color="#2a6099" fo:min-height="0.318cm" fo:min-width="4.538cm"/>
    </style:style>
    <style:style style:name="gr52" style:family="graphic" style:parent-style-name="standard">
      <style:graphic-properties draw:stroke="none" draw:fill-color="#808080" fo:min-height="0.318cm" fo:min-width="4.538cm"/>
    </style:style>
    <style:style style:name="gr53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27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62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63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64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65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68" style:family="graphic" style:parent-style-name="objectwithoutfill">
      <style:graphic-properties draw:marker-end="線の終点_20_13" draw:fill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70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71" style:family="graphic" style:parent-style-name="objectwithoutfill">
      <style:graphic-properties draw:marker-end="線の終点_20_14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76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77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78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79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83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84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85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87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88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89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96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99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.95cm" fo:min-width="0.7cm"/>
      <style:paragraph-properties style:writing-mode="lr-tb"/>
    </style:style>
    <style:style style:name="gr132" style:family="graphic" style:parent-style-name="standard">
      <style:graphic-properties svg:stroke-color="#333333" draw:fill="solid" draw:fill-color="#999999" draw:opacity="100%" draw:textarea-horizontal-align="justify" draw:textarea-vertical-align="middle" draw:auto-grow-height="false" fo:min-height="0.95cm" fo:min-width="0.7cm"/>
      <style:paragraph-properties style:writing-mode="lr-tb"/>
    </style:style>
    <style:style style:name="gr133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fo:min-height="0.95cm" fo:min-width="0.7cm"/>
      <style:paragraph-properties style:writing-mode="lr-tb"/>
    </style:style>
    <style:style style:name="gr134" style:family="graphic" style:parent-style-name="standard">
      <style:graphic-properties draw:stroke="dash" draw:stroke-dash="Dash_20__28_Rounded_29_" svg:stroke-width="0.053cm" svg:stroke-color="#333333" draw:marker-start-width="0.279cm" draw:marker-end-width="0.279cm" svg:stroke-linecap="round" draw:fill="none" draw:fill-color="#eeeeee" draw:textarea-horizontal-align="justify" draw:textarea-vertical-align="middle" draw:auto-grow-height="false" fo:min-height="3.35cm" fo:min-width="3.1cm" fo:padding-top="0.151cm" fo:padding-bottom="0.151cm" fo:padding-left="0.276cm" fo:padding-right="0.276cm"/>
      <style:paragraph-properties style:writing-mode="lr-tb"/>
    </style:style>
    <style:style style:name="gr135" style:family="graphic" style:parent-style-name="standard">
      <style:graphic-properties draw:stroke="dash" draw:stroke-dash="Dash_20__28_Rounded_29_" svg:stroke-width="0.053cm" svg:stroke-color="#333333" draw:marker-start-width="0.279cm" draw:marker-end-width="0.279cm" svg:stroke-linecap="round" draw:fill="none" draw:fill-color="#eeeeee" draw:textarea-horizontal-align="justify" draw:textarea-vertical-align="middle" draw:auto-grow-height="false" fo:min-height="3.298cm" fo:min-width="3.048cm" fo:padding-top="0.151cm" fo:padding-bottom="0.151cm" fo:padding-left="0.276cm" fo:padding-right="0.276cm"/>
      <style:paragraph-properties style:writing-mode="lr-tb"/>
    </style:style>
    <style:style style:name="gr136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37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38" style:family="graphic" style:parent-style-name="objectwithoutfill">
      <style:graphic-properties draw:marker-end="線の終点_20_15" draw:marker-end-width="0.3cm" draw:fill="none"/>
    </style:style>
    <style:style style:name="gr139" style:family="graphic" style:parent-style-name="objectwithoutfill">
      <style:graphic-properties draw:marker-end="線の終点_20_16" draw:marker-end-width="0.3cm" draw:fill="none"/>
    </style:style>
    <style:style style:name="gr140" style:family="graphic" style:parent-style-name="objectwithoutfill">
      <style:graphic-properties draw:marker-end="線の終点_20_17" draw:marker-end-width="0.3cm" draw:fill="none"/>
    </style:style>
    <style:style style:name="gr141" style:family="graphic" style:parent-style-name="objectwithoutfill">
      <style:graphic-properties svg:stroke-color="#ff4000" draw:marker-end="線の終点_20_16" draw:marker-end-width="0.3cm" draw:fill="non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44" style:family="graphic" style:parent-style-name="objectwithoutfill">
      <style:graphic-properties draw:stroke="dash" draw:stroke-dash="Dot" svg:stroke-color="#111111" svg:stroke-linecap="butt" draw:fill="none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47" style:family="graphic" style:parent-style-name="objectwithoutfill">
      <style:graphic-properties draw:marker-end="線の終点_20_18" draw:fill="non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52" style:family="graphic" style:parent-style-name="standard">
      <style:graphic-properties draw:fill-color="#666666" draw:textarea-horizontal-align="justify" draw:textarea-vertical-align="middle" draw:auto-grow-height="false" fo:min-height="0cm" fo:min-width="0.376cm"/>
    </style:style>
    <style:style style:name="gr15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5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6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57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5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9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60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6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6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6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67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68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6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70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7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7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7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7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76" style:family="graphic" style:parent-style-name="objectwithoutfill">
      <style:graphic-properties draw:marker-end="線の終点_20_19" draw:marker-end-width="0.3cm" draw:fill="non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8cm"/>
      <style:paragraph-properties style:writing-mode="lr-tb"/>
    </style:style>
    <style:style style:name="gr178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5cm" fo:min-width="6cm" fo:padding-top="0.142cm" fo:padding-bottom="0.142cm" fo:padding-left="0.267cm" fo:padding-right="0.267cm"/>
    </style:style>
    <style:style style:name="gr179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16cm" fo:min-width="5.966cm" fo:padding-top="0.142cm" fo:padding-bottom="0.142cm" fo:padding-left="0.267cm" fo:padding-right="0.267cm"/>
    </style:style>
    <style:style style:name="gr180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76cm" fo:min-width="4.234cm" fo:padding-top="0.134cm" fo:padding-bottom="0.134cm" fo:padding-left="0.259cm" fo:padding-right="0.259cm"/>
    </style:style>
    <style:style style:name="gr181" style:family="graphic" style:parent-style-name="objectwithoutfill">
      <style:graphic-properties draw:stroke="dash" draw:stroke-dash="Long_20_Dot" svg:stroke-color="#1c1c1c" svg:stroke-linecap="butt" draw:fill="none" draw:opacity="50%"/>
    </style:style>
    <style:style style:name="gr182" style:family="graphic" style:parent-style-name="objectwithoutfill">
      <style:graphic-properties draw:fill="none"/>
    </style:style>
    <style:style style:name="gr183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504cm" fo:min-width="2.822cm" fo:padding-top="0.134cm" fo:padding-bottom="0.134cm" fo:padding-left="0.259cm" fo:padding-right="0.259cm"/>
    </style:style>
    <style:style style:name="gr184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246cm" fo:min-width="1.344cm" fo:padding-top="0.134cm" fo:padding-bottom="0.134cm" fo:padding-left="0.259cm" fo:padding-right="0.259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186" style:family="graphic" style:parent-style-name="standard">
      <style:graphic-properties draw:stroke="none" draw:fill="none" fo:min-height="2.098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91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92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95" style:family="graphic" style:parent-style-name="objectwithoutfill">
      <style:graphic-properties draw:fill="none" draw:textarea-vertical-align="middle"/>
    </style:style>
    <style:style style:name="gr196" style:family="graphic" style:parent-style-name="objectwithoutfill">
      <style:graphic-properties draw:marker-end="線の終点_20_4" draw:marker-end-width="0.3cm" draw:fill="none" draw:textarea-vertical-align="middle"/>
    </style:style>
    <style:style style:name="gr197" style:family="graphic" style:parent-style-name="objectwithoutfill">
      <style:graphic-properties draw:marker-end="線の終点_20_6" draw:marker-end-width="0.3cm" draw:fill="none" draw:textarea-vertical-align="middl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01" style:family="graphic" style:parent-style-name="objectwithoutfill">
      <style:graphic-properties svg:stroke-width="0cm" draw:marker-end="線の終点_20_7" draw:fill="none" draw:textarea-vertical-align="middle"/>
    </style:style>
    <style:style style:name="gr202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05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06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07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8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9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212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213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214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216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217" style:family="graphic" style:parent-style-name="objectwithoutfill">
      <style:graphic-properties draw:stroke="dash" draw:stroke-dash="Dash" svg:stroke-linecap="butt" draw:fill="none" draw:textarea-vertical-align="middle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219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221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225" style:family="graphic" style:parent-style-name="standard">
      <style:graphic-properties draw:stroke="none" draw:fill="none" fo:min-height="0.633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83d3c" loext:opacity="100%" style:font-name="Meiryo UI1" fo:font-size="14pt" style:font-name-asian="メイリオ1" style:font-size-asian="14pt"/>
    </style:style>
    <style:style style:name="P3" style:family="paragraph">
      <loext:graphic-properties draw:fill="none" draw:fill-color="#ffffff"/>
      <style:paragraph-properties style:writing-mode="lr-tb"/>
      <style:text-properties fo:color="#383d3c" loext:opacity="100%" style:font-name="Meiryo UI1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eiryo UI1" fo:font-size="14pt" style:font-name-asian="メイリオ1" style:font-size-asian="14pt"/>
    </style:style>
    <style:style style:name="P10" style:family="paragraph">
      <style:paragraph-properties fo:text-align="center"/>
      <style:text-properties style:font-name="Meiryo UI1" fo:font-size="14pt" style:font-name-asian="メイリオ1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style:font-name="Meiryo UI1" fo:font-size="12pt" style:font-name-asian="メイリオ1" style:font-size-asian="14pt"/>
    </style:style>
    <style:style style:name="P12" style:family="paragraph">
      <loext:graphic-properties draw:fill-color="#ff0000"/>
    </style:style>
    <style:style style:name="P13" style:family="paragraph">
      <loext:graphic-properties draw:fill="none"/>
    </style:style>
    <style:style style:name="P14" style:family="paragraph">
      <loext:graphic-properties draw:fill-color="#00a933"/>
    </style:style>
    <style:style style:name="P15" style:family="paragraph">
      <loext:graphic-properties draw:fill-color="#2a6099"/>
    </style:style>
    <style:style style:name="P16" style:family="paragraph">
      <loext:graphic-properties draw:fill-color="#808080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-color="#cccccc"/>
      <style:paragraph-properties fo:text-align="center" style:writing-mode="lr-tb"/>
      <style:text-properties fo:font-size="12pt"/>
    </style:style>
    <style:style style:name="P21" style:family="paragraph">
      <loext:graphic-properties draw:fill-color="#b2b2b2"/>
      <style:paragraph-properties fo:text-align="center" style:writing-mode="lr-tb"/>
      <style:text-properties fo:font-size="12pt"/>
    </style:style>
    <style:style style:name="P22" style:family="paragraph">
      <loext:graphic-properties draw:fill-color="#666666"/>
      <style:paragraph-properties fo:text-align="center" style:writing-mode="lr-tb"/>
      <style:text-properties fo:font-size="12pt"/>
    </style:style>
    <style:style style:name="P23" style:family="paragraph">
      <loext:graphic-properties draw:fill="none" draw:fill-color="#1c1c1c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cccccc" loext:opacity="100%" style:font-name="Meiryo UI1" fo:font-size="96pt" style:font-name-asian="メイリオ1" style:font-size-asian="14pt"/>
    </style:style>
    <style:style style:name="P27" style:family="paragraph">
      <loext:graphic-properties draw:fill-color="#00a933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8" style:family="paragraph">
      <loext:graphic-properties draw:fill="bitmap" draw:fill-color="#00a933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9" style:family="paragraph">
      <loext:graphic-properties draw:fill-color="#2a6099" draw:opacity="100%"/>
      <style:paragraph-properties fo:text-align="center"/>
      <style:text-properties style:font-name="Meiryo UI1" fo:font-size="14pt" style:font-name-asian="メイリオ1" style:font-size-asian="14pt"/>
    </style:style>
    <style:style style:name="P30" style:family="paragraph">
      <loext:graphic-properties draw:fill="bitmap" draw:fill-color="#2a6099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31" style:family="paragraph">
      <style:paragraph-properties fo:line-height="200%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1" fo:font-size="14pt" style:font-name-asian="メイリオ1" style:font-size-asian="14pt"/>
    </style:style>
    <style:style style:name="P34" style:family="paragraph">
      <loext:graphic-properties draw:fill-color="#ff0000" draw:opacity="100%"/>
      <style:paragraph-properties fo:text-align="center"/>
      <style:text-properties style:font-name="Meiryo UI1" fo:font-size="14pt" style:font-name-asian="メイリオ1" style:font-size-asian="14pt"/>
    </style:style>
    <style:style style:name="P35" style:family="paragraph">
      <loext:graphic-properties draw:fill="bitmap" draw:fill-color="#ff0000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36" style:family="paragraph">
      <loext:graphic-properties draw:fill="none"/>
      <style:paragraph-properties fo:text-align="center"/>
      <style:text-properties style:font-name="Meiryo UI1" fo:font-size="14pt" style:font-name-asian="メイリオ1" style:font-size-asian="14pt"/>
    </style:style>
    <style:style style:name="P37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38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39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40" style:family="paragraph">
      <loext:graphic-properties draw:fill="none" draw:fill-color="#ffffff"/>
      <style:paragraph-properties style:writing-mode="lr-tb"/>
      <style:text-properties style:font-name="Meiryo UI1" fo:font-size="14pt" fo:font-weight="normal" style:font-name-asian="メイリオ1" style:font-size-asian="14pt" style:font-weight-asian="normal" style:font-weight-complex="normal"/>
    </style:style>
    <style:style style:name="P41" style:family="paragraph">
      <style:paragraph-properties fo:text-align="center" style:writing-mode="lr-tb"/>
      <style:text-properties style:text-position="0% 100%" fo:font-size="12pt"/>
    </style:style>
    <style:style style:name="P42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3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4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5" style:family="paragraph">
      <style:paragraph-properties fo:margin-top="0cm" fo:margin-bottom="0cm" fo:line-height="100%" fo:text-align="center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5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57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5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59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0" style:family="paragraph">
      <style:paragraph-properties fo:margin-top="0cm" fo:margin-bottom="0cm" fo:line-height="100%" fo:text-align="start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2" style:family="paragraph">
      <style:paragraph-properties fo:text-align="center" style:writing-mode="lr-tb"/>
      <style:text-properties fo:font-size="10pt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0pt"/>
    </style:style>
    <style:style style:name="P64" style:family="paragraph">
      <loext:graphic-properties draw:fill="solid" draw:fill-color="#999999" draw:opacity="100%"/>
      <style:paragraph-properties fo:text-align="center" style:writing-mode="lr-tb"/>
      <style:text-properties fo:font-size="10pt"/>
    </style:style>
    <style:style style:name="P65" style:family="paragraph">
      <loext:graphic-properties draw:fill="solid" draw:fill-color="#333333" draw:opacity="100%"/>
      <style:paragraph-properties fo:text-align="center" style:writing-mode="lr-tb"/>
      <style:text-properties fo:font-size="10pt"/>
    </style:style>
    <style:style style:name="P66" style:family="paragraph">
      <loext:graphic-properties draw:fill="none" draw:fill-color="#eeeeee"/>
      <style:paragraph-properties fo:text-align="center" style:writing-mode="lr-tb"/>
      <style:text-properties fo:font-size="10pt"/>
    </style:style>
    <style:style style:name="P67" style:family="paragraph">
      <loext:graphic-properties draw:fill-color="#808080"/>
      <style:paragraph-properties fo:text-align="center" style:writing-mode="lr-tb"/>
      <style:text-properties fo:font-size="12pt"/>
    </style:style>
    <style:style style:name="P68" style:family="paragraph">
      <loext:graphic-properties draw:fill-color="#666666"/>
      <style:paragraph-properties fo:text-align="center"/>
    </style:style>
    <style:style style:name="P69" style:family="paragraph">
      <loext:graphic-properties draw:fill="solid" draw:fill-color="#000000"/>
      <style:paragraph-properties fo:text-align="center"/>
    </style:style>
    <style:style style:name="P70" style:family="paragraph">
      <loext:graphic-properties draw:fill="solid" draw:fill-color="#ffffff"/>
      <style:paragraph-properties fo:text-align="center"/>
    </style:style>
    <style:style style:name="P71" style:family="paragraph">
      <loext:graphic-properties draw:fill="none" draw:fill-color="#000000"/>
      <style:paragraph-properties fo:text-align="center"/>
    </style:style>
    <style:style style:name="P72" style:family="paragraph">
      <loext:graphic-properties draw:fill="solid" draw:fill-color="#666666"/>
      <style:paragraph-properties fo:text-align="center"/>
    </style:style>
    <style:style style:name="P73" style:family="paragraph">
      <loext:graphic-properties draw:fill-color="#999999"/>
      <style:paragraph-properties fo:text-align="center"/>
    </style:style>
    <style:style style:name="P74" style:family="paragraph">
      <loext:graphic-properties draw:fill="solid" draw:fill-color="#cccccc"/>
      <style:paragraph-properties fo:text-align="center" style:writing-mode="lr-tb"/>
    </style:style>
    <style:style style:name="P75" style:family="paragraph">
      <loext:graphic-properties draw:fill="solid" draw:fill-color="#000000"/>
      <style:paragraph-properties fo:text-align="center" style:writing-mode="lr-tb"/>
    </style:style>
    <style:style style:name="P76" style:family="paragraph">
      <loext:graphic-properties draw:fill="solid" draw:fill-color="#333333"/>
      <style:paragraph-properties fo:text-align="center"/>
    </style:style>
    <style:style style:name="P77" style:family="paragraph">
      <loext:graphic-properties draw:fill="solid" draw:fill-color="#1c1c1c"/>
      <style:paragraph-properties fo:text-align="center"/>
    </style:style>
    <style:style style:name="P78" style:family="paragraph">
      <loext:graphic-properties draw:fill-color="#999999"/>
      <style:paragraph-properties fo:text-align="center" style:writing-mode="lr-tb"/>
      <style:text-properties fo:font-size="12pt"/>
    </style:style>
    <style:style style:name="P79" style:family="paragraph">
      <loext:graphic-properties draw:fill-color="#999999" draw:opacity="50%"/>
      <style:paragraph-properties fo:text-align="center"/>
    </style:style>
    <style:style style:name="P80" style:family="paragraph">
      <loext:graphic-properties draw:fill="none" draw:opacity="50%"/>
    </style:style>
    <style:style style:name="P81" style:family="paragraph">
      <loext:graphic-properties draw:fill="none"/>
      <style:paragraph-properties style:writing-mode="lr-tb"/>
      <style:text-properties fo:color="#383d3c" loext:opacity="100%" style:font-name="Meiryo UI1" fo:font-size="14pt" style:font-name-asian="メイリオ1" style:font-size-asian="14pt"/>
    </style:style>
    <style:style style:name="P82" style:family="paragraph">
      <style:paragraph-properties fo:text-align="center" style:writing-mode="lr-tb"/>
      <style:text-properties fo:color="#383d3c" loext:opacity="100%" style:font-name="Meiryo UI1" fo:font-size="14pt" style:font-name-asian="メイリオ1" style:font-size-asian="14pt"/>
    </style:style>
    <style:style style:name="P83" style:family="paragraph">
      <loext:graphic-properties draw:fill="none"/>
      <style:paragraph-properties fo:text-align="center"/>
      <style:text-properties fo:color="#383d3c" loext:opacity="100%" style:font-name="Meiryo UI1" fo:font-size="14pt" style:font-name-asian="メイリオ1" style:font-size-asian="14pt"/>
    </style:style>
    <style:style style:name="P84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85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P86" style:family="paragraph">
      <loext:graphic-properties draw:fill-color="#dee6ef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style:font-size-asian="14pt"/>
    </style:style>
    <style:style style:name="P88" style:family="paragraph">
      <loext:graphic-properties draw:fill-color="#355269"/>
      <style:paragraph-properties fo:text-align="center"/>
    </style:style>
    <style:style style:name="P89" style:family="paragraph">
      <loext:graphic-properties draw:fill="none" draw:fill-color="#ffffff"/>
      <style:paragraph-properties fo:text-align="center" style:writing-mode="lr-tb"/>
      <style:text-properties style:font-size-asian="14pt"/>
    </style:style>
    <style:style style:name="P90" style:family="paragraph">
      <loext:graphic-properties draw:fill="none"/>
      <style:paragraph-properties style:writing-mode="lr-tb"/>
      <style:text-properties fo:font-size="14pt"/>
    </style:style>
    <style:style style:name="T1" style:family="text">
      <style:text-properties fo:color="#383d3c" loext:opacity="100%" style:font-name="Meiryo UI1" fo:font-size="14pt" style:font-name-asian="メイリオ1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1" fo:font-size="14pt" style:font-name-asian="メイリオ1" style:font-size-asian="14pt"/>
    </style:style>
    <style:style style:name="T5" style:family="text">
      <style:text-properties style:font-name="Meiryo UI1" fo:font-size="12pt" style:font-name-asian="メイリオ1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1" fo:font-size="96pt" style:font-name-asian="メイリオ1" style:font-size-asian="14pt"/>
    </style:style>
    <style:style style:name="T9" style:family="text">
      <style:text-properties style:text-position="-8% 58%" style:font-name="Meiryo UI1" fo:font-size="14pt" style:font-name-asian="メイリオ1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1" fo:font-size="14pt" style:font-name-asian="メイリオ1" style:font-size-asian="14pt"/>
    </style:style>
    <style:style style:name="T14" style:family="text">
      <style:text-properties style:font-name="Meiryo UI1" fo:font-size="14pt" fo:font-weight="normal" style:font-name-asian="メイリオ1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" fo:font-size="14pt" fo:letter-spacing="normal" fo:font-style="normal" style:text-underline-style="none" fo:font-weight="normal" fo:background-color="transparent" style:font-name-asian="メイリオ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size="10pt"/>
    </style:style>
    <style:style style:name="T26" style:family="text">
      <style:text-properties style:font-name="メイリオ" fo:font-size="14pt" style:font-size-asian="14pt" style:font-size-complex="14pt"/>
    </style:style>
    <style:style style:name="T27" style:family="text">
      <style:text-properties style:font-name="メイリオ" fo:font-size="14pt" style:font-name-asian="メイリオ" style:font-size-asian="14pt" style:font-size-complex="14pt"/>
    </style:style>
    <style:style style:name="T28" style:family="text">
      <style:text-properties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3" draw:text-style-name="P3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3" draw:text-style-name="P3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4" draw:text-style-name="P3" draw:layer="layout" svg:width="2.2cm" svg:height="0.882cm" svg:x="6.686cm" svg:y="3.963cm">
          <draw:text-box>
            <text:p><text:span text:style-name="T1">&lt;img&gt;</text:span></text:p>
          </draw:text-box>
        </draw:frame>
        <draw:frame draw:style-name="gr5" draw:text-style-name="P3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6" draw:text-style-name="P3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8" draw:text-style-name="P4" draw:layer="layout" svg:width="0.997cm" svg:height="0.992cm" svg:x="5.803cm" svg:y="4.308cm">
          <draw:text-box>
            <text:p>①</text:p>
          </draw:text-box>
        </draw:frame>
        <draw:frame draw:style-name="gr8" draw:text-style-name="P4" draw:layer="layout" svg:width="0.997cm" svg:height="0.992cm" svg:x="11.403cm" svg:y="4.308cm">
          <draw:text-box>
            <text:p>②</text:p>
          </draw:text-box>
        </draw:frame>
        <draw:frame draw:style-name="gr8" draw:text-style-name="P4" draw:layer="layout" svg:width="0.997cm" svg:height="0.992cm" svg:x="16.903cm" svg:y="4.308cm">
          <draw:text-box>
            <text:p>③</text:p>
          </draw:text-box>
        </draw:frame>
        <draw:frame draw:style-name="gr9" draw:text-style-name="P3" draw:layer="layout" svg:width="2.585cm" svg:height="0.882cm" svg:x="6.686cm" svg:y="4.563cm">
          <draw:text-box>
            <text:p><text:span text:style-name="T1">&lt;video&gt;</text:span></text:p>
          </draw:text-box>
        </draw:frame>
      </draw:page>
      <draw:page draw:name="page2" draw:style-name="dp1" draw:master-page-name="標準">
        <draw:frame draw:style-name="gr7" draw:text-style-name="P3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6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6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6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6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6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6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6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6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6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6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6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6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6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7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6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6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6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6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6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6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6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6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6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6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6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6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6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7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7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3" draw:style-name="dp1" draw:master-page-name="標準">
        <draw:custom-shape draw:style-name="gr21" draw:text-style-name="P8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8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9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9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9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0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0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9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8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0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9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8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9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4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8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9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1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0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9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9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0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1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9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1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9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8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8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8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9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8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1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5" draw:style-name="dp1" draw:master-page-name="標準">
        <draw:custom-shape draw:style-name="gr48" draw:text-style-name="P12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3.5cm" svg:x2="12.7cm" svg:y2="14.2cm">
          <text:p/>
        </draw:line>
        <draw:custom-shape draw:style-name="gr50" draw:text-style-name="P14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2.5cm" svg:x2="12.7cm" svg:y2="13.1cm">
          <text:p/>
        </draw:line>
        <draw:custom-shape draw:style-name="gr51" draw:text-style-name="P15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1.3cm" svg:x2="12.7cm" svg:y2="11.9cm">
          <text:p/>
        </draw:line>
        <draw:custom-shape draw:style-name="gr52" draw:text-style-name="P16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3" draw:layer="layout" svg:x1="12.7cm" svg:y1="9.6cm" svg:x2="12.7cm" svg:y2="10.8cm">
          <text:p/>
        </draw:line>
        <draw:custom-shape draw:style-name="gr54" draw:text-style-name="P17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" draw:layer="layout" svg:width="0.841cm" svg:height="0.882cm" svg:x="10.059cm" svg:y="13.9cm">
          <draw:text-box>
            <text:p>R</text:p>
          </draw:text-box>
        </draw:frame>
        <draw:frame draw:style-name="gr56" draw:text-style-name="P4" draw:layer="layout" svg:width="0.862cm" svg:height="0.882cm" svg:x="10cm" svg:y="12.818cm">
          <draw:text-box>
            <text:p>G</text:p>
          </draw:text-box>
        </draw:frame>
        <draw:frame draw:style-name="gr55" draw:text-style-name="P4" draw:layer="layout" svg:width="0.841cm" svg:height="0.882cm" svg:x="10cm" svg:y="11.718cm">
          <draw:text-box>
            <text:p>R</text:p>
          </draw:text-box>
        </draw:frame>
        <draw:frame draw:style-name="gr57" draw:text-style-name="P4" draw:layer="layout" svg:width="0.836cm" svg:height="0.882cm" svg:x="9.959cm" svg:y="10.518cm">
          <draw:text-box>
            <text:p>A</text:p>
          </draw:text-box>
        </draw:frame>
        <draw:custom-shape draw:style-name="gr54" draw:text-style-name="P17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1.429cm" svg:height="0.882cm" svg:x="12.7cm" svg:y="13.718cm">
          <draw:text-box>
            <text:p>153</text:p>
          </draw:text-box>
        </draw:frame>
        <draw:frame draw:style-name="gr59" draw:text-style-name="P4" draw:layer="layout" svg:width="1.12cm" svg:height="0.882cm" svg:x="12.671cm" svg:y="12.718cm">
          <draw:text-box>
            <text:p>26</text:p>
          </draw:text-box>
        </draw:frame>
        <draw:frame draw:style-name="gr58" draw:text-style-name="P4" draw:layer="layout" svg:width="1.429cm" svg:height="0.882cm" svg:x="12.701cm" svg:y="13.718cm">
          <draw:text-box>
            <text:p>153</text:p>
          </draw:text-box>
        </draw:frame>
        <draw:frame draw:style-name="gr58" draw:text-style-name="P4" draw:layer="layout" svg:width="1.429cm" svg:height="0.882cm" svg:x="12.7cm" svg:y="11.518cm">
          <draw:text-box>
            <text:p>102</text:p>
          </draw:text-box>
        </draw:frame>
        <draw:frame draw:style-name="gr58" draw:text-style-name="P4" draw:layer="layout" svg:width="1.429cm" svg:height="0.882cm" svg:x="12.671cm" svg:y="10.418cm">
          <draw:text-box>
            <text:p>255</text:p>
          </draw:text-box>
        </draw:frame>
        <draw:frame draw:style-name="gr60" draw:text-style-name="P4" draw:layer="layout" svg:width="6.027cm" svg:height="0.992cm" svg:x="12.843cm" svg:y="8.908cm">
          <draw:text-box>
            <text:p>紫 [153, 26, 102, 255]</text:p>
          </draw:text-box>
        </draw:frame>
        <draw:frame draw:style-name="gr58" draw:text-style-name="P4" draw:layer="layout" svg:width="1.429cm" svg:height="0.882cm" svg:x="12.701cm" svg:y="11.518cm">
          <draw:text-box>
            <text:p>102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6" draw:style-name="dp1" draw:master-page-name="標準">
        <draw:custom-shape draw:style-name="gr61" draw:text-style-name="P18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62" draw:text-style-name="P20" draw:layer="layout" svg:width="1.2cm" svg:height="1.2cm" svg:x="9cm" svg:y="15.8cm">
          <text:p text:style-name="P19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2cm" svg:y="15.8cm">
          <text:p text:style-name="P19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4cm" svg:y="15.8cm">
          <text:p text:style-name="P19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6cm" svg:y="15.8cm">
          <text:p text:style-name="P19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3.8cm" svg:y="15.8cm">
          <text:p text:style-name="P19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cm" svg:y="15.8cm">
          <text:p text:style-name="P19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6.2cm" svg:y="15.8cm">
          <text:p text:style-name="P19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7.4cm" svg:y="15.8cm">
          <text:p text:style-name="P19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cm" svg:y="15.8cm">
          <text:p text:style-name="P19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2.2cm" svg:y="15.8cm">
          <text:p text:style-name="P19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3.4cm" svg:y="15.8cm">
          <text:p text:style-name="P19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4.6cm" svg:y="15.8cm">
          <text:p text:style-name="P19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9cm" svg:y1="16.4cm" svg:x2="20.5cm" svg:y2="16.4cm">
          <text:p/>
        </draw:line>
        <draw:custom-shape draw:style-name="gr62" draw:text-style-name="P20" draw:layer="layout" svg:width="1.2cm" svg:height="1.2cm" svg:x="9cm" svg:y="13cm">
          <text:p text:style-name="P19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2cm" svg:y="13cm">
          <text:p text:style-name="P19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4cm" svg:y="13cm">
          <text:p text:style-name="P19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2.6cm" svg:y="13cm">
          <text:p text:style-name="P19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3.8cm" svg:y="13cm">
          <text:p text:style-name="P19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cm" svg:y="13cm">
          <text:p text:style-name="P19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8.7cm" svg:y="13cm">
          <text:p text:style-name="P19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9.9cm" svg:y="13cm">
          <text:p text:style-name="P19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.1cm" svg:y="13cm">
          <text:p text:style-name="P19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6.7cm" svg:y1="13.6cm" svg:x2="18.2cm" svg:y2="13.6cm">
          <text:p/>
        </draw:line>
        <draw:custom-shape draw:style-name="gr62" draw:text-style-name="P20" draw:layer="layout" svg:width="1.2cm" svg:height="1.2cm" svg:x="9cm" svg:y="10.3cm">
          <text:p text:style-name="P19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0.2cm" svg:y="10.3cm">
          <text:p text:style-name="P19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3.8cm" svg:y="10.3cm">
          <text:p text:style-name="P19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1.8cm" svg:y1="10.9cm" svg:x2="13.3cm" svg:y2="10.9cm">
          <text:p/>
        </draw:line>
        <draw:frame draw:style-name="gr66" draw:text-style-name="P4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67" draw:text-style-name="P4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67" draw:text-style-name="P4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62" draw:text-style-name="P20" draw:layer="layout" svg:width="1.2cm" svg:height="1.2cm" svg:x="6.2cm" svg:y="2.2cm">
          <text:p text:style-name="P19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2.2cm">
          <text:p text:style-name="P19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2.2cm">
          <text:p text:style-name="P19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2.2cm">
          <text:p text:style-name="P19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6.2cm" svg:y="3.4cm">
          <text:p text:style-name="P19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3.4cm">
          <text:p text:style-name="P19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3.4cm">
          <text:p text:style-name="P19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3.4cm">
          <text:p text:style-name="P19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6.2cm" svg:y="4.6cm">
          <text:p text:style-name="P19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4.6cm">
          <text:p text:style-name="P19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4.6cm">
          <text:p text:style-name="P19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4.6cm">
          <text:p text:style-name="P19"><text:span text:style-name="T6">11</text:span></text:p>
          <draw:enhanced-geometry svg:viewBox="0 0 21600 21600" draw:type="rectangle" draw:enhanced-path="M 0 0 L 21600 0 21600 21600 0 21600 0 0 Z N"/>
        </draw:custom-shape>
        <draw:line draw:style-name="gr68" draw:text-style-name="P13" draw:layer="layout" svg:x1="5.8cm" svg:y1="2.2cm" svg:x2="5.8cm" svg:y2="5.9cm">
          <text:p/>
        </draw:line>
        <draw:frame draw:style-name="gr69" draw:text-style-name="P4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68" draw:text-style-name="P13" draw:layer="layout" svg:x1="6.2cm" svg:y1="1.8cm" svg:x2="11cm" svg:y2="1.8cm">
          <text:p/>
        </draw:line>
        <draw:frame draw:style-name="gr69" draw:text-style-name="P4" draw:layer="layout" svg:width="1.802cm" svg:height="0.992cm" svg:x="7.6cm" svg:y="0.908cm">
          <draw:text-box>
            <text:p>横幅4</text:p>
          </draw:text-box>
        </draw:frame>
        <draw:custom-shape draw:style-name="gr70" draw:text-style-name="P23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3" draw:layer="layout" svg:x1="9.7cm" svg:y1="4.2cm" svg:x2="13.5cm" svg:y2="4.2cm">
          <text:p/>
        </draw:line>
        <draw:frame draw:style-name="gr72" draw:text-style-name="P25" draw:layer="layout" svg:width="4.841cm" svg:height="1.513cm" svg:x="13.559cm" svg:y="3.4cm">
          <draw:text-box>
            <text:p text:style-name="P24">(row, col)</text:p>
            <text:p text:style-name="P24">= cols*row + row</text:p>
          </draw:text-box>
        </draw:frame>
        <draw:frame draw:style-name="gr73" draw:text-style-name="P4" draw:layer="layout" svg:width="1.988cm" svg:height="0.992cm" svg:x="16.9cm" svg:y="1.108cm">
          <draw:text-box>
            <text:p>未使用</text:p>
          </draw:text-box>
        </draw:frame>
        <draw:frame draw:style-name="gr74" draw:text-style-name="P4" draw:layer="layout" svg:width="3.453cm" svg:height="0.882cm" svg:x="5.147cm" svg:y="10.418cm">
          <draw:text-box>
            <text:p>cv.CV_8UC1</text:p>
          </draw:text-box>
        </draw:frame>
        <draw:frame draw:style-name="gr74" draw:text-style-name="P4" draw:layer="layout" svg:width="3.453cm" svg:height="0.882cm" svg:x="5.147cm" svg:y="13.118cm">
          <draw:text-box>
            <text:p>cv.CV_8UC3</text:p>
          </draw:text-box>
        </draw:frame>
        <draw:frame draw:style-name="gr74" draw:text-style-name="P4" draw:layer="layout" svg:width="3.453cm" svg:height="0.882cm" svg:x="5.147cm" svg:y="16cm">
          <draw:text-box>
            <text:p>cv.CV_8UC4</text:p>
          </draw:text-box>
        </draw:frame>
      </draw:page>
      <draw:page draw:name="page7" draw:style-name="dp1" draw:master-page-name="標準">
        <draw:frame draw:style-name="gr75" draw:text-style-name="P26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76" draw:text-style-name="P27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29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0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9" draw:layer="layout" svg:width="0.803cm" svg:height="3.406cm" svg:x="8.142cm" svg:y="10.134cm">
          <draw:text-box>
            <text:p><text:span text:style-name="T4">r</text:span></text:p>
            <text:p text:style-name="P31"><text:span text:style-name="T4">g</text:span><text:span text:style-name="T4"><text:line-break/></text:span><text:span text:style-name="T4">b</text:span></text:p>
          </draw:text-box>
        </draw:frame>
        <draw:frame draw:style-name="gr81" draw:text-style-name="P9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1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82" draw:text-style-name="P33" draw:layer="layout" svg:width="5.002cm" svg:height="3.406cm" svg:x="10.9cm" svg:y="10.034cm">
          <draw:text-box>
            <text:p text:style-name="P32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1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83" draw:text-style-name="P34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35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75" draw:text-style-name="P26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85" draw:text-style-name="P36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85" draw:text-style-name="P36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85" draw:text-style-name="P36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76" draw:text-style-name="P27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37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29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3" draw:text-style-name="P34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89" draw:text-style-name="P36" draw:layer="layout" svg:x1="19.5cm" svg:y1="13.1cm" svg:x2="22.6cm" svg:y2="13.1cm">
          <text:p/>
        </draw:line>
        <draw:line draw:style-name="gr89" draw:text-style-name="P36" draw:layer="layout" svg:x1="19.5cm" svg:y1="11.9cm" svg:x2="24.1cm" svg:y2="11.9cm">
          <text:p/>
        </draw:line>
        <draw:line draw:style-name="gr89" draw:text-style-name="P36" draw:layer="layout" svg:x1="19.4cm" svg:y1="10.6cm" svg:x2="25.9cm" svg:y2="10.6cm">
          <text:p/>
        </draw:line>
        <draw:frame draw:style-name="gr90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1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91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91" draw:text-style-name="P40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91" draw:text-style-name="P40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92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91" draw:text-style-name="P40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91" draw:text-style-name="P40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93" draw:text-style-name="P9" draw:layer="layout" svg:width="0.93cm" svg:height="3.406cm" svg:x="18.434cm" svg:y="10.186cm">
          <draw:text-box>
            <text:p><text:span text:style-name="T4">r’</text:span></text:p>
            <text:p text:style-name="P31"><text:span text:style-name="T4">g’</text:span><text:span text:style-name="T4"><text:line-break/></text:span><text:span text:style-name="T4">b’</text:span></text:p>
          </draw:text-box>
        </draw:frame>
        <draw:frame draw:style-name="gr75" draw:text-style-name="P26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91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90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4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8" draw:style-name="dp1" draw:master-page-name="標準">
        <draw:custom-shape draw:style-name="gr62" draw:text-style-name="P20" draw:layer="layout" svg:width="1.2cm" svg:height="1.2cm" svg:x="10.4cm" svg:y="9.514cm">
          <text:p text:style-name="P19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6cm" svg:y="9.514cm">
          <text:p text:style-name="P19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8cm" svg:y="9.514cm">
          <text:p text:style-name="P19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4cm" svg:y="9.514cm">
          <text:p text:style-name="P19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.2cm" svg:y="9.514cm">
          <text:p text:style-name="P19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6.4cm" svg:y="9.514cm">
          <text:p text:style-name="P19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0.1cm" svg:y="9.514cm">
          <text:p text:style-name="P19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.3cm" svg:y="9.514cm">
          <text:p text:style-name="P19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2.5cm" svg:y="9.514cm">
          <text:p text:style-name="P19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8.1cm" svg:y1="10.114cm" svg:x2="19.6cm" svg:y2="10.114cm">
          <text:p/>
        </draw:line>
        <draw:frame draw:style-name="gr67" draw:text-style-name="P4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74" draw:text-style-name="P4" draw:layer="layout" svg:width="3.453cm" svg:height="0.882cm" svg:x="6.547cm" svg:y="9.632cm">
          <draw:text-box>
            <text:p>cv.CV_8UC3</text:p>
          </draw:text-box>
        </draw:frame>
        <draw:frame draw:style-name="gr95" draw:text-style-name="P4" draw:layer="layout" svg:width="2.513cm" svg:height="0.882cm" svg:x="9.7cm" svg:y="10.818cm">
          <draw:text-box>
            <text:p>[0, 180]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9" draw:style-name="dp1" draw:master-page-name="標準">
        <draw:custom-shape draw:style-name="gr62" draw:text-style-name="P42" draw:layer="layout" svg:width="1.2cm" svg:height="1.2cm" svg:x="6.7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62" draw:text-style-name="P42" draw:layer="layout" svg:width="1.2cm" svg:height="1.2cm" svg:x="7.9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1.5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2.7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3.9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5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5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2" draw:layer="layout" svg:width="1.2cm" svg:height="1.2cm" svg:x="6.7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7.9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1.5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2.7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3.9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5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5.1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frame draw:style-name="gr98" draw:text-style-name="P4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98" draw:text-style-name="P4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0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99" draw:text-style-name="P44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00" draw:text-style-name="P45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01" draw:text-style-name="P46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02" draw:text-style-name="P48" draw:layer="layout" svg:width="1.51cm" svg:height="0.759cm" svg:x="8.737cm" svg:y="6.997cm">
          <text:p text:style-name="P47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03" draw:text-style-name="P49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04" draw:text-style-name="P48" draw:layer="layout" svg:width="1.608cm" svg:height="0.759cm" svg:x="13.302cm" svg:y="6.02cm">
          <text:p text:style-name="P47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05" draw:text-style-name="P50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06" draw:text-style-name="P48" draw:layer="layout" svg:width="1.213cm" svg:height="0.759cm" svg:x="13.5cm" svg:y="10.221cm">
          <text:p text:style-name="P47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01" draw:text-style-name="P46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01" draw:text-style-name="P46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01" draw:text-style-name="P46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01" draw:text-style-name="P46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01" draw:text-style-name="P46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01" draw:text-style-name="P46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01" draw:text-style-name="P46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01" draw:text-style-name="P46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01" draw:text-style-name="P46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01" draw:text-style-name="P46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01" draw:text-style-name="P46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01" draw:text-style-name="P46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01" draw:text-style-name="P46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01" draw:text-style-name="P46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01" draw:text-style-name="P46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01" draw:text-style-name="P46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07" draw:text-style-name="P48" draw:layer="layout" svg:width="1.743cm" svg:height="0.759cm" svg:x="3.499cm" svg:y="6.393cm">
          <text:p text:style-name="P47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08" draw:text-style-name="P52" draw:layer="layout" svg:width="2.283cm" svg:height="0.759cm" svg:x="5.699cm" svg:y="6.407cm">
          <text:p text:style-name="P51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09" draw:text-style-name="P53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01" draw:text-style-name="P46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01" draw:text-style-name="P46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01" draw:text-style-name="P46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01" draw:text-style-name="P46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01" draw:text-style-name="P46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01" draw:text-style-name="P46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01" draw:text-style-name="P46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01" draw:text-style-name="P46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01" draw:text-style-name="P46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01" draw:text-style-name="P46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01" draw:text-style-name="P46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01" draw:text-style-name="P46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01" draw:text-style-name="P46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01" draw:text-style-name="P46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01" draw:text-style-name="P46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10" draw:text-style-name="P48" draw:layer="layout" svg:width="1.611cm" svg:height="0.759cm" svg:x="17.283cm" svg:y="6.391cm">
          <text:p text:style-name="P47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11" draw:text-style-name="P52" draw:layer="layout" svg:width="2.399cm" svg:height="0.759cm" svg:x="19.301cm" svg:y="6.405cm">
          <text:p text:style-name="P51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12" draw:text-style-name="P48" draw:layer="layout" svg:width="2.227cm" svg:height="0.758cm" svg:x="11.361cm" svg:y="8.04cm">
          <text:p text:style-name="P47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13" draw:text-style-name="P45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14" draw:text-style-name="P44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115" draw:text-style-name="P48" draw:layer="layout" svg:width="1.213cm" svg:height="0.759cm" svg:x="4.746cm" svg:y="6.372cm">
          <text:p text:style-name="P47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01" draw:text-style-name="P46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16" draw:text-style-name="P48" draw:layer="layout" svg:width="1.213cm" svg:height="0.759cm" svg:x="8.886cm" svg:y="8.997cm">
          <text:p text:style-name="P47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17" draw:text-style-name="P45" draw:layer="layout" svg:width="3.914cm" svg:height="0.615cm" draw:transform="rotate (0.526565835326689) translate (5.043cm 9.287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18" draw:text-style-name="P45" draw:layer="layout" svg:width="3.194cm" svg:height="0.573cm" draw:transform="rotate (0.31398473243378) translate (9.913cm 11.016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05" draw:text-style-name="P50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19" draw:text-style-name="P48" draw:layer="layout" svg:width="1.213cm" svg:height="0.759cm" svg:x="18.464cm" svg:y="6.393cm">
          <text:p text:style-name="P47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20" draw:text-style-name="P45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21" draw:text-style-name="P45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1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2">11</text:span></text:p>
              </table:table-cell>
              <table:table-cell>
                <text:p text:style-name="P54"><text:span text:style-name="T22">13</text:span></text:p>
              </table:table-cell>
              <table:table-cell>
                <text:p text:style-name="P54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2</text:span></text:p>
              </table:table-cell>
              <table:table-cell table:style-name="ce2">
                <text:p text:style-name="P54"><text:span text:style-name="T22">17</text:span></text:p>
              </table:table-cell>
              <table:table-cell>
                <text:p text:style-name="P54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11</text:span></text:p>
              </table:table-cell>
              <table:table-cell>
                <text:p text:style-name="P54"><text:span text:style-name="T22">14</text:span></text:p>
              </table:table-cell>
              <table:table-cell>
                <text:p text:style-name="P54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22" draw:text-style-name="P56" draw:layer="layout" svg:width="3.721cm" svg:height="0.841cm" svg:x="15.579cm" svg:y="8.74cm">
          <text:p text:style-name="P55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23" draw:text-style-name="P58" draw:layer="layout" svg:width="1.043cm" svg:height="0.842cm" svg:x="19.6cm" svg:y="10.966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4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4"><text:span text:style-name="T22">99</text:span></text:p>
              </table:table-cell>
              <table:table-cell>
                <text:p text:style-name="P54"><text:span text:style-name="T22">117</text:span></text:p>
              </table:table-cell>
              <table:table-cell>
                <text:p text:style-name="P54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08</text:span></text:p>
              </table:table-cell>
              <table:table-cell table:style-name="ce2">
                <text:p text:style-name="P54"><text:span text:style-name="T22">153</text:span></text:p>
              </table:table-cell>
              <table:table-cell>
                <text:p text:style-name="P54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99</text:span></text:p>
              </table:table-cell>
              <table:table-cell>
                <text:p text:style-name="P54"><text:span text:style-name="T22">126</text:span></text:p>
              </table:table-cell>
              <table:table-cell>
                <text:p text:style-name="P54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/9</text:span></text:p>
              </table:table-cell>
              <table:table-cell table:style-name="ce2"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24" draw:text-style-name="P56" draw:layer="layout" svg:width="1.689cm" svg:height="0.842cm" svg:x="5.911cm" svg:y="8.664cm">
          <text:p text:style-name="P55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25" draw:text-style-name="P56" draw:layer="layout" svg:width="2.481cm" svg:height="0.841cm" svg:x="10.819cm" svg:y="8.608cm">
          <text:p text:style-name="P55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26" draw:text-style-name="P59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上カーブ矢印 11" draw:style-name="gr126" draw:text-style-name="P59" draw:layer="layout" svg:width="5.414cm" svg:height="1.015cm" svg:x="5.308cm" svg:y="8.685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range-y-maximum="?f15" draw:handle-position="?f44 ?f32" draw:handle-range-y-minimum="0"/>
          </draw:enhanced-geometry>
        </draw:custom-shape>
        <draw:custom-shape draw:name="テキスト ボックス 11" draw:style-name="gr127" draw:text-style-name="P61" draw:layer="layout" svg:width="1.653cm" svg:height="0.841cm" svg:x="22.191cm" svg:y="8.6cm">
          <text:p text:style-name="P60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28" draw:text-style-name="P58" draw:layer="layout" svg:width="0.994cm" svg:height="0.842cm" svg:x="19.606cm" svg:y="10.366cm">
          <text:p text:style-name="P57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29" draw:text-style-name="P58" draw:layer="layout" svg:width="1.043cm" svg:height="0.842cm" svg:x="19.6cm" svg:y="10.966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30" draw:text-style-name="P58" draw:layer="layout" svg:width="1.043cm" svg:height="0.842cm" svg:x="14.2cm" svg:y="11.008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2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  <draw:custom-shape draw:style-name="gr131" draw:text-style-name="P63" draw:layer="layout" svg:width="1.2cm" svg:height="1.2cm" svg:x="11.5cm" svg:y="10.5cm">
          <text:p text:style-name="P62"><text:span text:style-name="T25">99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2.7cm" svg:y="10.5cm">
          <text:p text:style-name="P62"><text:span text:style-name="T25">117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2.7cm" svg:y="11.7cm">
          <text:p text:style-name="P62"><text:span text:style-name="T25">153</text:span></text:p>
          <draw:enhanced-geometry svg:viewBox="0 0 21600 21600" draw:type="rectangle" draw:enhanced-path="M 0 0 L 21600 0 21600 21600 0 21600 0 0 Z N"/>
        </draw:custom-shape>
        <draw:custom-shape draw:style-name="gr133" draw:text-style-name="P65" draw:layer="layout" svg:width="1.2cm" svg:height="1.2cm" svg:x="13.9cm" svg:y="10.5cm">
          <text:p text:style-name="P62"><text:span text:style-name="T25">126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3.9cm" svg:y="11.7cm">
          <text:p text:style-name="P62"><text:span text:style-name="T25">117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3.9cm" svg:y="12.9cm">
          <text:p text:style-name="P62"><text:span text:style-name="T25">135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2.7cm" svg:y="12.9cm">
          <text:p text:style-name="P62"><text:span text:style-name="T25">126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1.5cm" svg:y="11.7cm">
          <text:p text:style-name="P62"><text:span text:style-name="T25">108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1.5cm" svg:y="12.9cm">
          <text:p text:style-name="P62"><text:span text:style-name="T25">99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5.1cm" svg:y="11.7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5.1cm" svg:y="10.5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2.7cm" svg:y="9.3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5.1cm" svg:y="9.3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3.9cm" svg:y="9.3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4" draw:text-style-name="P66" draw:layer="layout" svg:width="3.6cm" svg:height="3.6cm" svg:x="12.7cm" svg:y="9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15.006cm" svg:y="14.9cm">
          <draw:text-box>
            <text:p><text:span text:style-name="T1">6.2</text:span></text:p>
          </draw:text-box>
        </draw:frame>
        <draw:custom-shape draw:style-name="gr131" draw:text-style-name="P63" draw:layer="layout" svg:width="1.2cm" svg:height="1.2cm" svg:x="11.513cm" svg:y="10.487cm">
          <text:p text:style-name="P62"><text:span text:style-name="T25">99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2.713cm" svg:y="10.487cm">
          <text:p text:style-name="P62"><text:span text:style-name="T25">117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2.713cm" svg:y="11.687cm">
          <text:p text:style-name="P62"><text:span text:style-name="T25">153</text:span></text:p>
          <draw:enhanced-geometry svg:viewBox="0 0 21600 21600" draw:type="rectangle" draw:enhanced-path="M 0 0 L 21600 0 21600 21600 0 21600 0 0 Z N"/>
        </draw:custom-shape>
        <draw:custom-shape draw:style-name="gr133" draw:text-style-name="P65" draw:layer="layout" svg:width="1.2cm" svg:height="1.2cm" svg:x="13.913cm" svg:y="10.487cm">
          <text:p text:style-name="P62"><text:span text:style-name="T25">126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3.913cm" svg:y="11.687cm">
          <text:p text:style-name="P62"><text:span text:style-name="T25">117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3.913cm" svg:y="12.887cm">
          <text:p text:style-name="P62"><text:span text:style-name="T25">135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2.713cm" svg:y="12.887cm">
          <text:p text:style-name="P62"><text:span text:style-name="T25">126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1.513cm" svg:y="11.687cm">
          <text:p text:style-name="P62"><text:span text:style-name="T25">108</text:span></text:p>
          <draw:enhanced-geometry svg:viewBox="0 0 21600 21600" draw:type="rectangle" draw:enhanced-path="M 0 0 L 21600 0 21600 21600 0 21600 0 0 Z N"/>
        </draw:custom-shape>
        <draw:custom-shape draw:style-name="gr131" draw:text-style-name="P63" draw:layer="layout" svg:width="1.2cm" svg:height="1.2cm" svg:x="11.513cm" svg:y="12.887cm">
          <text:p text:style-name="P62"><text:span text:style-name="T25">99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5.113cm" svg:y="11.687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5.113cm" svg:y="10.487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2.713cm" svg:y="9.287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5.113cm" svg:y="9.287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draw:layer="layout" svg:width="1.2cm" svg:height="1.2cm" svg:x="13.913cm" svg:y="9.287cm">
          <text:p text:style-name="P62"><text:span text:style-name="T25">?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3.6cm" svg:height="3.6cm" svg:x="12.713cm" svg:y="9.28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15.019cm" svg:y="14.887cm">
          <draw:text-box>
            <text:p><text:span text:style-name="T1">6.2</text:span></text:p>
          </draw:text-box>
        </draw:frame>
      </draw:page>
      <draw:page draw:name="page13" draw:style-name="dp1" draw:master-page-name="標準">
        <draw:g>
          <draw:line draw:style-name="gr136" draw:text-style-name="P13" draw:layer="layout" svg:x1="6cm" svg:y1="6cm" svg:x2="11cm" svg:y2="6cm">
            <text:p/>
          </draw:line>
          <draw:line draw:style-name="gr136" draw:text-style-name="P13" draw:layer="layout" svg:x1="6cm" svg:y1="7cm" svg:x2="11cm" svg:y2="7cm">
            <text:p/>
          </draw:line>
          <draw:line draw:style-name="gr136" draw:text-style-name="P13" draw:layer="layout" svg:x1="6cm" svg:y1="8cm" svg:x2="11cm" svg:y2="8cm">
            <text:p/>
          </draw:line>
          <draw:line draw:style-name="gr136" draw:text-style-name="P13" draw:layer="layout" svg:x1="6cm" svg:y1="9cm" svg:x2="11cm" svg:y2="9cm">
            <text:p/>
          </draw:line>
          <draw:line draw:style-name="gr136" draw:text-style-name="P13" draw:layer="layout" svg:x1="6cm" svg:y1="10cm" svg:x2="11cm" svg:y2="10cm">
            <text:p/>
          </draw:line>
          <draw:line draw:style-name="gr136" draw:text-style-name="P13" draw:layer="layout" svg:x1="6cm" svg:y1="10cm" svg:x2="6cm" svg:y2="6cm">
            <text:p/>
          </draw:line>
          <draw:line draw:style-name="gr136" draw:text-style-name="P13" draw:layer="layout" svg:x1="7cm" svg:y1="10cm" svg:x2="7cm" svg:y2="6cm">
            <text:p/>
          </draw:line>
          <draw:line draw:style-name="gr136" draw:text-style-name="P13" draw:layer="layout" svg:x1="8cm" svg:y1="10cm" svg:x2="8cm" svg:y2="6cm">
            <text:p/>
          </draw:line>
          <draw:line draw:style-name="gr136" draw:text-style-name="P13" draw:layer="layout" svg:x1="9cm" svg:y1="10cm" svg:x2="9cm" svg:y2="6cm">
            <text:p/>
          </draw:line>
          <draw:line draw:style-name="gr136" draw:text-style-name="P13" draw:layer="layout" svg:x1="11cm" svg:y1="10cm" svg:x2="11cm" svg:y2="6cm">
            <text:p/>
          </draw:line>
          <draw:line draw:style-name="gr136" draw:text-style-name="P13" draw:layer="layout" svg:x1="10cm" svg:y1="10cm" svg:x2="10cm" svg:y2="6cm">
            <text:p/>
          </draw:line>
        </draw:g>
        <draw:g>
          <draw:line draw:style-name="gr136" draw:text-style-name="P13" draw:layer="layout" svg:x1="13.5cm" svg:y1="6cm" svg:x2="18.5cm" svg:y2="6cm">
            <text:p/>
          </draw:line>
          <draw:line draw:style-name="gr136" draw:text-style-name="P13" draw:layer="layout" svg:x1="13.5cm" svg:y1="7cm" svg:x2="18.5cm" svg:y2="7cm">
            <text:p/>
          </draw:line>
          <draw:line draw:style-name="gr136" draw:text-style-name="P13" draw:layer="layout" svg:x1="13.5cm" svg:y1="8cm" svg:x2="18.5cm" svg:y2="8cm">
            <text:p/>
          </draw:line>
          <draw:line draw:style-name="gr136" draw:text-style-name="P13" draw:layer="layout" svg:x1="13.5cm" svg:y1="9cm" svg:x2="18.5cm" svg:y2="9cm">
            <text:p/>
          </draw:line>
          <draw:line draw:style-name="gr136" draw:text-style-name="P13" draw:layer="layout" svg:x1="13.5cm" svg:y1="10cm" svg:x2="18.5cm" svg:y2="10cm">
            <text:p/>
          </draw:line>
          <draw:line draw:style-name="gr136" draw:text-style-name="P13" draw:layer="layout" svg:x1="13.5cm" svg:y1="10cm" svg:x2="13.5cm" svg:y2="6cm">
            <text:p/>
          </draw:line>
          <draw:line draw:style-name="gr136" draw:text-style-name="P13" draw:layer="layout" svg:x1="14.5cm" svg:y1="10cm" svg:x2="14.5cm" svg:y2="6cm">
            <text:p/>
          </draw:line>
          <draw:line draw:style-name="gr136" draw:text-style-name="P13" draw:layer="layout" svg:x1="15.5cm" svg:y1="10cm" svg:x2="15.5cm" svg:y2="6cm">
            <text:p/>
          </draw:line>
          <draw:line draw:style-name="gr136" draw:text-style-name="P13" draw:layer="layout" svg:x1="16.5cm" svg:y1="10cm" svg:x2="16.5cm" svg:y2="6cm">
            <text:p/>
          </draw:line>
          <draw:line draw:style-name="gr136" draw:text-style-name="P13" draw:layer="layout" svg:x1="18.5cm" svg:y1="10cm" svg:x2="18.5cm" svg:y2="6cm">
            <text:p/>
          </draw:line>
          <draw:line draw:style-name="gr136" draw:text-style-name="P13" draw:layer="layout" svg:x1="17.5cm" svg:y1="10cm" svg:x2="17.5cm" svg:y2="6cm">
            <text:p/>
          </draw:line>
        </draw:g>
        <draw:custom-shape draw:style-name="gr137" draw:text-style-name="P18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8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8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8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13" draw:layer="layout" svg:x1="6.2cm" svg:y1="9.8cm" svg:x2="10.8cm" svg:y2="6.2cm">
          <text:p/>
        </draw:line>
        <draw:line draw:style-name="gr139" draw:text-style-name="P13" draw:layer="layout" svg:x1="13.6cm" svg:y1="10cm" svg:x2="15.6cm" svg:y2="10cm">
          <text:p/>
        </draw:line>
        <draw:line draw:style-name="gr139" draw:text-style-name="P13" draw:layer="layout" svg:x1="15.5cm" svg:y1="8cm" svg:x2="17.5cm" svg:y2="8cm">
          <text:p/>
        </draw:line>
        <draw:line draw:style-name="gr140" draw:text-style-name="P13" draw:layer="layout" svg:x1="15.5cm" svg:y1="9.9cm" svg:x2="15.5cm" svg:y2="7.9cm">
          <text:p/>
        </draw:line>
        <draw:line draw:style-name="gr140" draw:text-style-name="P13" draw:layer="layout" svg:x1="18.5cm" svg:y1="7cm" svg:x2="18.5cm" svg:y2="5.9cm">
          <text:p/>
        </draw:line>
        <draw:line draw:style-name="gr140" draw:text-style-name="P13" draw:layer="layout" svg:x1="17.5cm" svg:y1="7.999cm" svg:x2="17.5cm" svg:y2="7cm">
          <text:p/>
        </draw:line>
        <draw:line draw:style-name="gr139" draw:text-style-name="P13" draw:layer="layout" svg:x1="17.5cm" svg:y1="7cm" svg:x2="18.5cm" svg:y2="7cm">
          <text:p/>
        </draw:line>
        <draw:line draw:style-name="gr141" draw:text-style-name="P13" draw:layer="layout" svg:x1="13.5cm" svg:y1="9.9cm" svg:x2="13.5cm" svg:y2="6cm">
          <text:p/>
        </draw:line>
        <draw:line draw:style-name="gr141" draw:text-style-name="P13" draw:layer="layout" svg:x1="13.5cm" svg:y1="6cm" svg:x2="18.6cm" svg:y2="6cm">
          <text:p/>
        </draw:line>
        <draw:frame draw:style-name="gr142" draw:text-style-name="P4" draw:layer="layout" svg:width="6.039cm" svg:height="0.992cm" svg:x="5.7cm" svg:y="10.381cm">
          <draw:text-box>
            <text:p>L2ノルム（対角線距離）</text:p>
          </draw:text-box>
        </draw:frame>
        <draw:frame draw:style-name="gr143" draw:text-style-name="P4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4" draw:style-name="dp1" draw:master-page-name="標準">
        <draw:line draw:style-name="gr144" draw:text-style-name="P13" draw:layer="layout" svg:x1="8.9cm" svg:y1="7.1cm" svg:x2="10.7cm" svg:y2="5.3cm">
          <text:p/>
        </draw:line>
        <draw:line draw:style-name="gr144" draw:text-style-name="P13" draw:layer="layout" svg:x1="8.9cm" svg:y1="5.9cm" svg:x2="10.7cm" svg:y2="4.1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62" draw:text-style-name="P20" draw:layer="layout" svg:width="1.2cm" svg:height="1.2cm" svg:x="8.9cm" svg:y="5.9cm">
          <text:p text:style-name="P19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1cm" svg:y="5.9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3cm" svg:y="5.9cm">
          <text:p text:style-name="P19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5cm" svg:y="5.9cm">
          <text:p text:style-name="P19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7cm" svg:y="4.1cm">
          <text:p text:style-name="P19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67" draw:layer="layout" svg:width="1.2cm" svg:height="1.2cm" svg:x="11.9cm" svg:y="4.1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3.1cm" svg:y="4.1cm">
          <text:p text:style-name="P19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4.3cm" svg:y="4.1cm">
          <text:p text:style-name="P19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44" draw:text-style-name="P13" draw:layer="layout" svg:x1="13.7cm" svg:y1="5.9cm" svg:x2="15.5cm" svg:y2="4.1cm">
          <text:p/>
        </draw:line>
        <draw:line draw:style-name="gr144" draw:text-style-name="P13" draw:layer="layout" svg:x1="13.7cm" svg:y1="7.1cm" svg:x2="15.5cm" svg:y2="5.3cm">
          <text:p/>
        </draw:line>
        <draw:frame draw:style-name="gr145" draw:text-style-name="P4" draw:layer="layout" svg:width="1.366cm" svg:height="0.882cm" draw:transform="rotate (0.0144862327915529) translate (14.2cm 6.02cm)">
          <draw:text-box>
            <text:p>ch0</text:p>
          </draw:text-box>
        </draw:frame>
        <draw:frame draw:style-name="gr145" draw:text-style-name="P4" draw:layer="layout" svg:width="1.366cm" svg:height="0.882cm" svg:x="15.7cm" svg:y="4.2cm">
          <draw:text-box>
            <text:p>ch1</text:p>
          </draw:text-box>
        </draw:frame>
        <draw:frame draw:style-name="gr146" draw:text-style-name="P25" draw:layer="layout" svg:width="3.685cm" svg:height="1.623cm" svg:x="6.7cm" svg:y="2.293cm">
          <draw:text-box>
            <text:p text:style-name="P24">データ型：</text:p>
            <text:p text:style-name="P24">cv.CV_32FC2</text:p>
          </draw:text-box>
        </draw:frame>
        <draw:line draw:style-name="gr147" draw:text-style-name="P13" draw:layer="layout" svg:x1="8.9cm" svg:y1="8.1cm" svg:x2="13.8cm" svg:y2="8.1cm">
          <text:p/>
        </draw:line>
        <draw:frame draw:style-name="gr148" draw:text-style-name="P4" draw:layer="layout" svg:width="2.123cm" svg:height="0.882cm" svg:x="10.4cm" svg:y="8.018cm">
          <draw:text-box>
            <text:p>cols=4</text:p>
          </draw:text-box>
        </draw:frame>
        <draw:line draw:style-name="gr147" draw:text-style-name="P13" draw:layer="layout" svg:x1="7.7cm" svg:y1="6cm" svg:x2="7.7cm" svg:y2="7.2cm">
          <text:p/>
        </draw:line>
        <draw:frame draw:style-name="gr149" draw:text-style-name="P4" draw:layer="layout" svg:width="2.36cm" svg:height="0.882cm" draw:transform="rotate (-1.5707963267949) translate (7.4cm 5.5cm)">
          <draw:text-box>
            <text:p>rows=1</text:p>
          </draw:text-box>
        </draw:frame>
        <draw:frame draw:style-name="gr150" draw:text-style-name="P4" draw:layer="layout" svg:width="5.51cm" svg:height="0.882cm" svg:x="12.6cm" svg:y="2.5cm">
          <draw:text-box>
            <text:p>mat.floatPtr(0, 1)[1]</text:p>
          </draw:text-box>
        </draw:frame>
        <draw:frame draw:style-name="gr151" draw:text-style-name="P4" draw:layer="layout" svg:width="0.811cm" svg:height="0.882cm" svg:x="9.1cm" svg:y="7cm">
          <draw:text-box draw:corner-radius="4.2cm">
            <text:p>0</text:p>
          </draw:text-box>
        </draw:frame>
        <draw:frame draw:style-name="gr151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51" draw:text-style-name="P4" draw:layer="layout" svg:width="0.811cm" svg:height="0.882cm" svg:x="10.3cm" svg:y="7cm">
          <draw:text-box draw:corner-radius="0.51cm">
            <text:p>1</text:p>
          </draw:text-box>
        </draw:frame>
        <draw:frame draw:style-name="gr151" draw:text-style-name="P4" draw:layer="layout" svg:width="0.811cm" svg:height="0.882cm" svg:x="11.5cm" svg:y="7.018cm">
          <draw:text-box draw:corner-radius="4.111cm">
            <text:p>2</text:p>
          </draw:text-box>
        </draw:frame>
        <draw:frame draw:style-name="gr151" draw:text-style-name="P4" draw:layer="layout" svg:width="0.811cm" svg:height="0.882cm" svg:x="12.711cm" svg:y="7.018cm">
          <draw:text-box draw:corner-radius="4.2cm">
            <text:p>3</text:p>
          </draw:text-box>
        </draw:frame>
        <draw:custom-shape draw:style-name="gr152" draw:text-style-name="P68" draw:layer="layout" svg:width="1cm" svg:height="0.4cm" draw:transform="rotate (0.620813614934383) translate (12.454cm 3.8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5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53" draw:text-style-name="P69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1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2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9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71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2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73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0" draw:text-style-name="P73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5" draw:text-style-name="P69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74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74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55" draw:text-style-name="P69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5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71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2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9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69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69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71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2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73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5" draw:text-style-name="P69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69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3" draw:text-style-name="P76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76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7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line draw:style-name="gr144" draw:text-style-name="P13" draw:layer="layout" svg:x1="8.9cm" svg:y1="11.9cm" svg:x2="15.3cm" svg:y2="9.5cm">
          <text:p/>
        </draw:line>
        <draw:custom-shape draw:style-name="gr62" draw:text-style-name="P20" draw:layer="layout" svg:width="1.2cm" svg:height="1.2cm" svg:x="11cm" svg:y="9.9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10.7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62" draw:text-style-name="P20" draw:layer="layout" svg:width="1.2cm" svg:height="1.2cm" svg:x="8.9cm" svg:y="5.9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7.1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5.1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44" draw:text-style-name="P13" draw:layer="layout" svg:x1="8.9cm" svg:y1="5.9cm" svg:x2="15.2cm" svg:y2="3.5cm">
          <text:p/>
        </draw:line>
        <draw:line draw:style-name="gr144" draw:text-style-name="P13" draw:layer="layout" svg:x1="10.1cm" svg:y1="5.9cm" svg:x2="16.4cm" svg:y2="3.6cm">
          <text:p/>
        </draw:line>
        <draw:line draw:style-name="gr144" draw:text-style-name="P13" draw:layer="layout" svg:x1="10cm" svg:y1="11.9cm" svg:x2="16.2cm" svg:y2="9.5cm">
          <text:p/>
        </draw:line>
        <draw:frame draw:style-name="gr145" draw:text-style-name="P4" draw:layer="layout" svg:width="1.366cm" svg:height="0.882cm" svg:x="8.8cm" svg:y="12.1cm">
          <draw:text-box>
            <text:p>ch0</text:p>
          </draw:text-box>
        </draw:frame>
        <draw:frame draw:style-name="gr145" draw:text-style-name="P4" draw:layer="layout" svg:width="1.366cm" svg:height="0.882cm" svg:x="10.934cm" svg:y="11.218cm">
          <draw:text-box>
            <text:p>ch1</text:p>
          </draw:text-box>
        </draw:frame>
        <draw:frame draw:style-name="gr29" draw:text-style-name="P4" draw:layer="layout" svg:width="3.715cm" svg:height="0.882cm" svg:x="17.1cm" svg:y="10.618cm">
          <draw:text-box>
            <text:p>cv.CV_32SC4</text:p>
          </draw:text-box>
        </draw:frame>
        <draw:line draw:style-name="gr147" draw:text-style-name="P13" draw:layer="layout" svg:x1="8.9cm" svg:y1="4.8cm" svg:x2="10.1cm" svg:y2="4.8cm">
          <text:p/>
        </draw:line>
        <draw:frame draw:style-name="gr148" draw:text-style-name="P4" draw:layer="layout" svg:width="2.123cm" svg:height="0.882cm" svg:x="8.477cm" svg:y="3.7cm">
          <draw:text-box>
            <text:p>cols=1</text:p>
          </draw:text-box>
        </draw:frame>
        <draw:line draw:style-name="gr147" draw:text-style-name="P13" draw:layer="layout" svg:x1="7.7cm" svg:y1="6cm" svg:x2="7.7cm" svg:y2="11.9cm">
          <text:p/>
        </draw:line>
        <draw:frame draw:style-name="gr165" draw:text-style-name="P4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66" draw:text-style-name="P4" draw:layer="layout" svg:width="5.061cm" svg:height="0.882cm" svg:x="16.6cm" svg:y="5cm">
          <draw:text-box>
            <text:p>mat.intPtr(1, 0)[1]</text:p>
          </draw:text-box>
        </draw:frame>
        <draw:frame draw:style-name="gr151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51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51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51" draw:text-style-name="P4" draw:layer="layout" svg:width="0.811cm" svg:height="0.882cm" svg:x="7.989cm" svg:y="8.5cm">
          <draw:text-box draw:corner-radius="4.2cm">
            <text:p>2</text:p>
          </draw:text-box>
        </draw:frame>
        <draw:custom-shape draw:style-name="gr62" draw:text-style-name="P20" draw:layer="layout" svg:width="1.2cm" svg:height="1.2cm" svg:x="13.1cm" svg:y="4.318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4" draw:layer="layout" svg:width="1.366cm" svg:height="0.882cm" svg:x="13.134cm" svg:y="10.318cm">
          <draw:text-box>
            <text:p>ch2</text:p>
          </draw:text-box>
        </draw:frame>
        <draw:custom-shape draw:style-name="gr62" draw:text-style-name="P20" draw:layer="layout" svg:width="1.2cm" svg:height="1.2cm" svg:x="15.2cm" svg:y="3.5cm">
          <text:p text:style-name="P19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45" draw:text-style-name="P4" draw:layer="layout" svg:width="1.366cm" svg:height="0.882cm" svg:x="15.1cm" svg:y="9.618cm">
          <draw:text-box>
            <text:p>ch3</text:p>
          </draw:text-box>
        </draw:frame>
        <draw:custom-shape draw:style-name="gr62" draw:text-style-name="P20" draw:layer="layout" svg:width="1.2cm" svg:height="1.2cm" svg:x="11cm" svg:y="6.3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7.5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8.3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3.1cm" svg:y="4.318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5.5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6.7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9.1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78" draw:layer="layout" svg:width="1.2cm" svg:height="1.2cm" svg:x="15.2cm" svg:y="4.7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5.2cm" svg:y="5.9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5.2cm" svg:y="8.3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3" draw:layer="layout" svg:x1="9.5cm" svg:y1="9.7cm" svg:x2="9.5cm" svg:y2="10.5cm">
          <text:p/>
        </draw:line>
        <draw:line draw:style-name="gr168" draw:text-style-name="P13" draw:layer="layout" svg:x1="11.5cm" svg:y1="9cm" svg:x2="11.5cm" svg:y2="9.8cm">
          <text:p/>
        </draw:line>
        <draw:line draw:style-name="gr168" draw:text-style-name="P13" draw:layer="layout" svg:x1="13.7cm" svg:y1="8.2cm" svg:x2="13.7cm" svg:y2="9cm">
          <text:p/>
        </draw:line>
        <draw:line draw:style-name="gr168" draw:text-style-name="P13" draw:layer="layout" svg:x1="15.7cm" svg:y1="7.4cm" svg:x2="15.7cm" svg:y2="8.2cm">
          <text:p/>
        </draw:line>
      </draw:page>
      <draw:page draw:name="page18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69" draw:text-style-name="P70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9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0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9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0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9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0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9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0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69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0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9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標準">
        <draw:frame draw:style-name="gr1" draw:text-style-name="P1" draw:layer="layout" svg:width="2.1cm" svg:height="2.1cm" svg:x="16.6cm" svg:y="3.1cm">
          <draw:image xlink:href="Pictures/1000000000000080000000800C429AB5D4C04710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7.6</text:span></text:p>
          </draw:text-box>
        </draw:frame>
        <draw:frame draw:style-name="gr1" draw:text-style-name="P1" draw:layer="layout" svg:width="2.1cm" svg:height="2.1cm" svg:x="6.8cm" svg:y="3.9cm">
          <draw:image xlink:href="Pictures/1000000000000080000000800C429AB5D4C04710.png" xlink:type="simple" xlink:show="embed" xlink:actuate="onLoad" draw:mime-type="image/png">
            <text:p/>
          </draw:image>
        </draw:frame>
        <draw:custom-shape draw:style-name="gr175" draw:text-style-name="P18" draw:layer="layout" svg:width="0.4cm" svg:height="0.4cm" svg:x="17.7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6" draw:text-style-name="P13" draw:layer="layout" svg:x1="15.4cm" svg:y1="5cm" svg:x2="17.9cm" svg:y2="4.2cm">
          <text:p/>
        </draw:line>
        <draw:frame draw:style-name="gr177" draw:text-style-name="P4" draw:layer="layout" svg:width="2.128cm" svg:height="0.882cm" svg:x="8.672cm" svg:y="4.6cm">
          <draw:text-box>
            <text:p>P(x, y)</text:p>
          </draw:text-box>
        </draw:frame>
        <draw:custom-shape draw:style-name="gr178" draw:text-style-name="P1" draw:layer="layout" svg:width="6.5cm" svg:height="4.2cm" svg:x="6cm" svg:y="2.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8" draw:layer="layout" svg:width="0.4cm" svg:height="0.4cm" svg:x="7.9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2.579cm" svg:height="0.882cm" svg:x="16.4cm" svg:y="5.118cm">
          <draw:text-box>
            <text:p>P’(x’, y’)</text:p>
          </draw:text-box>
        </draw:frame>
        <draw:custom-shape draw:style-name="gr179" draw:text-style-name="P1" draw:layer="layout" svg:width="6.5cm" svg:height="4.2cm" svg:x="13.3cm" svg:y="2.2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8" draw:layer="layout" svg:width="0.4cm" svg:height="0.4cm" svg:x="15.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2.9cm" svg:height="0.882cm" svg:x="14.3cm" svg:y="3.718cm">
          <draw:text-box>
            <text:p>v(dx, dy)</text:p>
          </draw:text-box>
        </draw:frame>
        <draw:g>
          <draw:custom-shape draw:style-name="gr180" draw:text-style-name="P79" draw:layer="layout" svg:width="7.4cm" svg:height="1.6cm" svg:x="8.1cm" svg:y="14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81" draw:text-style-name="P80" draw:layer="layout" svg:x1="10.4cm" svg:y1="14cm" svg:x2="8.7cm" svg:y2="15.6cm">
            <text:p/>
          </draw:line>
          <draw:line draw:style-name="gr181" draw:text-style-name="P80" draw:layer="layout" svg:x1="11.1cm" svg:y1="14cm" svg:x2="9.4cm" svg:y2="15.6cm">
            <text:p/>
          </draw:line>
          <draw:line draw:style-name="gr181" draw:text-style-name="P80" draw:layer="layout" svg:x1="11.9cm" svg:y1="14cm" svg:x2="10.2cm" svg:y2="15.6cm">
            <text:p/>
          </draw:line>
          <draw:line draw:style-name="gr181" draw:text-style-name="P80" draw:layer="layout" svg:x1="12.6cm" svg:y1="14cm" svg:x2="10.9cm" svg:y2="15.6cm">
            <text:p/>
          </draw:line>
          <draw:line draw:style-name="gr181" draw:text-style-name="P80" draw:layer="layout" svg:x1="13.3cm" svg:y1="14cm" svg:x2="11.6cm" svg:y2="15.6cm">
            <text:p/>
          </draw:line>
          <draw:line draw:style-name="gr181" draw:text-style-name="P80" draw:layer="layout" svg:x1="14cm" svg:y1="14cm" svg:x2="12.3cm" svg:y2="15.6cm">
            <text:p/>
          </draw:line>
          <draw:line draw:style-name="gr181" draw:text-style-name="P80" draw:layer="layout" svg:x1="14.7cm" svg:y1="14cm" svg:x2="13cm" svg:y2="15.6cm">
            <text:p/>
          </draw:line>
          <draw:line draw:style-name="gr181" draw:text-style-name="P80" draw:layer="layout" svg:x1="9.5cm" svg:y1="14.3cm" svg:x2="15.2cm" svg:y2="14.3cm">
            <text:p/>
          </draw:line>
          <draw:line draw:style-name="gr181" draw:text-style-name="P80" draw:layer="layout" svg:x1="9.1cm" svg:y1="14.7cm" svg:x2="14.8cm" svg:y2="14.7cm">
            <text:p/>
          </draw:line>
          <draw:line draw:style-name="gr181" draw:text-style-name="P80" draw:layer="layout" svg:x1="8.5cm" svg:y1="15.2cm" svg:x2="14.2cm" svg:y2="15.2cm">
            <text:p/>
          </draw:line>
        </draw:g>
        <draw:line draw:style-name="gr182" draw:text-style-name="P13" draw:layer="layout" svg:x1="12.5cm" svg:y1="9cm" svg:x2="9.8cm" svg:y2="14cm">
          <text:p/>
        </draw:line>
        <draw:line draw:style-name="gr182" draw:text-style-name="P13" draw:layer="layout" svg:x1="12.5cm" svg:y1="9cm" svg:x2="8.1cm" svg:y2="15.6cm">
          <text:p/>
        </draw:line>
        <draw:line draw:style-name="gr182" draw:text-style-name="P13" draw:layer="layout" svg:x1="12.5cm" svg:y1="9cm" svg:x2="13.8cm" svg:y2="15.6cm">
          <text:p/>
        </draw:line>
        <draw:line draw:style-name="gr182" draw:text-style-name="P13" draw:layer="layout" svg:x1="12.5cm" svg:y1="9cm" svg:x2="15.5cm" svg:y2="14cm">
          <text:p/>
        </draw:line>
        <draw:g>
          <draw:custom-shape draw:style-name="gr183" draw:text-style-name="P79" draw:layer="layout" svg:width="5.2cm" svg:height="1.2cm" svg:x="9.4cm" svg:y="12.5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81" draw:text-style-name="P80" draw:layer="layout" svg:x1="11.017cm" svg:y1="12.5cm" svg:x2="9.822cm" svg:y2="13.7cm">
            <text:p/>
          </draw:line>
          <draw:line draw:style-name="gr181" draw:text-style-name="P80" draw:layer="layout" svg:x1="11.509cm" svg:y1="12.5cm" svg:x2="10.314cm" svg:y2="13.7cm">
            <text:p/>
          </draw:line>
          <draw:line draw:style-name="gr181" draw:text-style-name="P80" draw:layer="layout" svg:x1="12.071cm" svg:y1="12.5cm" svg:x2="10.876cm" svg:y2="13.7cm">
            <text:p/>
          </draw:line>
          <draw:line draw:style-name="gr181" draw:text-style-name="P80" draw:layer="layout" svg:x1="12.563cm" svg:y1="12.5cm" svg:x2="11.368cm" svg:y2="13.7cm">
            <text:p/>
          </draw:line>
          <draw:line draw:style-name="gr181" draw:text-style-name="P80" draw:layer="layout" svg:x1="13.054cm" svg:y1="12.5cm" svg:x2="11.859cm" svg:y2="13.7cm">
            <text:p/>
          </draw:line>
          <draw:line draw:style-name="gr181" draw:text-style-name="P80" draw:layer="layout" svg:x1="13.546cm" svg:y1="12.5cm" svg:x2="12.351cm" svg:y2="13.7cm">
            <text:p/>
          </draw:line>
          <draw:line draw:style-name="gr181" draw:text-style-name="P80" draw:layer="layout" svg:x1="14.038cm" svg:y1="12.5cm" svg:x2="12.843cm" svg:y2="13.7cm">
            <text:p/>
          </draw:line>
          <draw:line draw:style-name="gr181" draw:text-style-name="P80" draw:layer="layout" svg:x1="10.384cm" svg:y1="12.725cm" svg:x2="14.389cm" svg:y2="12.725cm">
            <text:p/>
          </draw:line>
          <draw:line draw:style-name="gr181" draw:text-style-name="P80" draw:layer="layout" svg:x1="10.103cm" svg:y1="13.025cm" svg:x2="14.108cm" svg:y2="13.025cm">
            <text:p/>
          </draw:line>
          <draw:line draw:style-name="gr181" draw:text-style-name="P80" draw:layer="layout" svg:x1="9.681cm" svg:y1="13.4cm" svg:x2="13.686cm" svg:y2="13.4cm">
            <text:p/>
          </draw:line>
        </draw:g>
        <draw:g>
          <draw:custom-shape draw:style-name="gr184" draw:text-style-name="P79" draw:layer="layout" svg:width="2.9cm" svg:height="0.8cm" svg:x="10.8cm" svg:y="10.9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81" draw:text-style-name="P80" draw:layer="layout" svg:x1="11.701cm" svg:y1="10.9cm" svg:x2="11.035cm" svg:y2="11.7cm">
            <text:p/>
          </draw:line>
          <draw:line draw:style-name="gr181" draw:text-style-name="P80" draw:layer="layout" svg:x1="11.975cm" svg:y1="10.9cm" svg:x2="11.309cm" svg:y2="11.7cm">
            <text:p/>
          </draw:line>
          <draw:line draw:style-name="gr181" draw:text-style-name="P80" draw:layer="layout" svg:x1="12.289cm" svg:y1="10.9cm" svg:x2="11.623cm" svg:y2="11.7cm">
            <text:p/>
          </draw:line>
          <draw:line draw:style-name="gr181" draw:text-style-name="P80" draw:layer="layout" svg:x1="12.563cm" svg:y1="10.9cm" svg:x2="11.897cm" svg:y2="11.7cm">
            <text:p/>
          </draw:line>
          <draw:line draw:style-name="gr181" draw:text-style-name="P80" draw:layer="layout" svg:x1="12.838cm" svg:y1="10.9cm" svg:x2="12.172cm" svg:y2="11.7cm">
            <text:p/>
          </draw:line>
          <draw:line draw:style-name="gr181" draw:text-style-name="P80" draw:layer="layout" svg:x1="13.112cm" svg:y1="10.9cm" svg:x2="12.446cm" svg:y2="11.7cm">
            <text:p/>
          </draw:line>
          <draw:line draw:style-name="gr181" draw:text-style-name="P80" draw:layer="layout" svg:x1="13.386cm" svg:y1="10.9cm" svg:x2="12.72cm" svg:y2="11.7cm">
            <text:p/>
          </draw:line>
          <draw:line draw:style-name="gr181" draw:text-style-name="P80" draw:layer="layout" svg:x1="11.349cm" svg:y1="11.05cm" svg:x2="13.583cm" svg:y2="11.05cm">
            <text:p/>
          </draw:line>
          <draw:line draw:style-name="gr181" draw:text-style-name="P80" draw:layer="layout" svg:x1="11.192cm" svg:y1="11.25cm" svg:x2="13.426cm" svg:y2="11.25cm">
            <text:p/>
          </draw:line>
          <draw:line draw:style-name="gr181" draw:text-style-name="P80" draw:layer="layout" svg:x1="10.957cm" svg:y1="11.5cm" svg:x2="13.191cm" svg:y2="11.5cm">
            <text:p/>
          </draw:line>
        </draw:g>
      </draw:page>
      <draw:page draw:name="page20" draw:style-name="dp1" draw:master-page-name="標準">
        <draw:frame draw:style-name="gr185" draw:text-style-name="P4" draw:layer="layout" svg:width="2.979cm" svg:height="0.992cm" svg:x="13.2cm" svg:y="9.408cm">
          <draw:text-box>
            <text:p>以下未使用</text:p>
          </draw:text-box>
        </draw:frame>
      </draw:page>
      <draw:page draw:name="page2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186" draw:text-style-name="P81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3cm" svg:y="8.614cm">
          <draw:image xlink:href="Pictures/1000000000000080000000800C429AB5D4C04710.png" xlink:type="simple" xlink:show="embed" xlink:actuate="onLoad" draw:mime-type="image/png">
            <text:p/>
          </draw:image>
        </draw:frame>
      </draw:page>
      <draw:page draw:name="page22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4" draw:text-style-name="P3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6" draw:text-style-name="P3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87" draw:text-style-name="P3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88" draw:text-style-name="P3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89" draw:text-style-name="P3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90" draw:text-style-name="P3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91" draw:text-style-name="P82" draw:layer="layout" svg:width="5.1cm" svg:height="1.2cm" svg:x="1.978cm" svg:y="14.4cm">
          <text:p text:style-name="P82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82" draw:layer="layout" svg:width="5.1cm" svg:height="1.2cm" svg:x="3.478cm" svg:y="5.4cm">
          <text:p text:style-name="P82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82" draw:layer="layout" svg:width="5.1cm" svg:height="1.2cm" svg:x="7.378cm" svg:y="14.4cm">
          <text:p text:style-name="P82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82" draw:layer="layout" svg:width="5.1cm" svg:height="1.2cm" svg:x="15.578cm" svg:y="14.4cm">
          <text:p text:style-name="P82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92" draw:text-style-name="P2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2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2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2" draw:text-style-name="P2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3" draw:text-style-name="P3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93" draw:text-style-name="P3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94" draw:text-style-name="P3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95" draw:text-style-name="P83" draw:layer="layout" svg:x1="9.178cm" svg:y1="6cm" svg:x2="14.378cm" svg:y2="6cm">
          <text:p/>
        </draw:line>
        <draw:line draw:style-name="gr196" draw:text-style-name="P83" draw:layer="layout" svg:x1="14.378cm" svg:y1="6cm" svg:x2="14.378cm" svg:y2="8.9cm">
          <text:p/>
        </draw:line>
        <draw:line draw:style-name="gr197" draw:text-style-name="P83" draw:layer="layout" svg:x1="23.278cm" svg:y1="9.2cm" svg:x2="16.078cm" svg:y2="9.2cm">
          <text:p/>
        </draw:line>
        <draw:line draw:style-name="gr195" draw:text-style-name="P83" draw:layer="layout" svg:x1="23.278cm" svg:y1="9.2cm" svg:x2="23.3cm" svg:y2="16.4cm">
          <text:p/>
        </draw:line>
        <draw:line draw:style-name="gr195" draw:text-style-name="P83" draw:layer="layout" svg:x1="9.6cm" svg:y1="16.4cm" svg:x2="23.278cm" svg:y2="16.4cm">
          <text:p/>
        </draw:line>
        <draw:line draw:style-name="gr195" draw:text-style-name="P83" draw:layer="layout" svg:x1="9.6cm" svg:y1="15.6cm" svg:x2="9.6cm" svg:y2="16.4cm">
          <text:p/>
        </draw:line>
        <draw:line draw:style-name="gr195" draw:text-style-name="P83" draw:layer="layout" svg:x1="17.878cm" svg:y1="15.6cm" svg:x2="17.9cm" svg:y2="16.4cm">
          <text:p/>
        </draw:line>
        <draw:line draw:style-name="gr195" draw:text-style-name="P83" draw:layer="layout" svg:x1="1.4cm" svg:y1="8.2cm" svg:x2="1.4cm" svg:y2="15cm">
          <text:p/>
        </draw:line>
        <draw:line draw:style-name="gr195" draw:text-style-name="P83" draw:layer="layout" svg:x1="1.4cm" svg:y1="15cm" svg:x2="2cm" svg:y2="15cm">
          <text:p/>
        </draw:line>
        <draw:line draw:style-name="gr197" draw:text-style-name="P83" draw:layer="layout" svg:x1="1.4cm" svg:y1="8.2cm" svg:x2="4.9cm" svg:y2="8.2cm">
          <text:p/>
        </draw:line>
        <draw:frame draw:style-name="gr198" draw:text-style-name="P84" draw:layer="layout" svg:width="0.997cm" svg:height="1cm" svg:x="2.1cm" svg:y="13.2cm">
          <draw:text-box>
            <text:p><text:span text:style-name="T26">①</text:span></text:p>
          </draw:text-box>
        </draw:frame>
        <draw:frame draw:style-name="gr8" draw:text-style-name="P84" draw:layer="layout" svg:width="0.997cm" svg:height="0.992cm" svg:x="1.3cm" svg:y="10.208cm">
          <draw:text-box draw:corner-radius="0.137cm">
            <text:p><text:span text:style-name="T26">②</text:span></text:p>
          </draw:text-box>
        </draw:frame>
        <draw:frame draw:style-name="gr199" draw:text-style-name="P84" draw:layer="layout" svg:width="0.997cm" svg:height="0.992cm" svg:x="15.203cm" svg:y="13.4cm">
          <draw:text-box>
            <text:p><text:span text:style-name="T26">⑦</text:span></text:p>
          </draw:text-box>
        </draw:frame>
        <draw:frame draw:style-name="gr8" draw:text-style-name="P85" draw:layer="layout" svg:width="0.997cm" svg:height="0.992cm" svg:x="11cm" svg:y="5.2cm">
          <draw:text-box>
            <text:p><text:span text:style-name="T27">④</text:span></text:p>
          </draw:text-box>
        </draw:frame>
        <draw:frame draw:style-name="gr8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99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00" draw:text-style-name="P3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99" draw:text-style-name="P84" draw:layer="layout" svg:width="0.997cm" svg:height="0.992cm" svg:x="3.903cm" svg:y="6.903cm">
          <draw:text-box>
            <text:p><text:span text:style-name="T26">③</text:span></text:p>
          </draw:text-box>
        </draw:frame>
      </draw:page>
      <draw:page draw:name="page23" draw:style-name="dp1" draw:master-page-name="標準">
        <draw:frame draw:style-name="gr198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01" draw:text-style-name="P36" draw:layer="layout" svg:x1="5.5cm" svg:y1="8.674cm" svg:x2="13.5cm" svg:y2="8.674cm">
          <text:p/>
        </draw:line>
        <draw:line draw:style-name="gr201" draw:text-style-name="P36" draw:layer="layout" svg:x1="7.5cm" svg:y1="6.774cm" svg:x2="7.5cm" svg:y2="12.574cm">
          <text:p/>
        </draw:line>
        <draw:line draw:style-name="gr202" draw:text-style-name="P36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203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203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91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91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204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95" draw:text-style-name="P36" draw:layer="layout" svg:x1="-4.4cm" svg:y1="12.6cm" svg:x2="0.7cm" svg:y2="12.6cm">
          <text:p/>
        </draw:line>
        <draw:line draw:style-name="gr195" draw:text-style-name="P36" draw:layer="layout" svg:x1="-1cm" svg:y1="13.9cm" svg:x2="-1cm" svg:y2="15.6cm">
          <text:p/>
        </draw:line>
        <draw:frame draw:style-name="gr91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05" draw:text-style-name="P36" draw:layer="layout" svg:x1="16.1cm" svg:y1="8.7cm" svg:x2="26cm" svg:y2="8.674cm">
          <text:p/>
        </draw:line>
        <draw:line draw:style-name="gr202" draw:text-style-name="P36" draw:layer="layout" svg:x1="21cm" svg:y1="6.774cm" svg:x2="21cm" svg:y2="12.474cm">
          <text:p/>
        </draw:line>
        <draw:frame draw:style-name="gr203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91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06" draw:text-style-name="P36" draw:layer="layout" svg:x1="7.7cm" svg:y1="7.4cm" svg:x2="11.4cm" svg:y2="7.4cm">
          <text:p/>
        </draw:line>
        <draw:line draw:style-name="gr207" draw:text-style-name="P36" draw:layer="layout" svg:x1="19.2cm" svg:y1="12.9cm" svg:x2="22.9cm" svg:y2="12.9cm">
          <text:p/>
        </draw:line>
        <draw:line draw:style-name="gr208" draw:text-style-name="P36" draw:layer="layout" svg:x1="19.2cm" svg:y1="10.1cm" svg:x2="19.2cm" svg:y2="12.9cm">
          <text:p/>
        </draw:line>
        <draw:line draw:style-name="gr209" draw:text-style-name="P36" draw:layer="layout" svg:x1="22.9cm" svg:y1="10.1cm" svg:x2="22.9cm" svg:y2="12.9cm">
          <text:p/>
        </draw:line>
        <draw:frame draw:style-name="gr210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11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</draw:page>
      <draw:page draw:name="page24" draw:style-name="dp1" draw:master-page-name="標準">
        <draw:custom-shape draw:style-name="gr212" draw:text-style-name="P18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3" draw:text-style-name="P86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14" draw:text-style-name="P1" draw:layer="layout" svg:x1="24.5cm" svg:y1="9.4cm" svg:x2="23.4cm" svg:y2="14.9cm">
          <text:p/>
        </draw:line>
        <draw:line draw:style-name="gr214" draw:text-style-name="P1" draw:layer="layout" svg:x1="19.1cm" svg:y1="9.5cm" svg:x2="19.8cm" svg:y2="14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215" draw:text-style-name="P87" draw:layer="layout" svg:width="1.493cm" svg:height="1.01cm" svg:x="9.7cm" svg:y="11.8cm">
          <draw:text-box>
            <text:p><text:span text:style-name="T28">矩形</text:span></text:p>
          </draw:text-box>
        </draw:frame>
        <draw:custom-shape draw:style-name="gr216" draw:text-style-name="P86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17" draw:text-style-name="P1" draw:layer="layout" svg:x1="1.6cm" svg:y1="9.2cm" svg:x2="1.5cm" svg:y2="14.4cm">
          <text:p/>
        </draw:line>
        <draw:line draw:style-name="gr217" draw:text-style-name="P1" draw:layer="layout" svg:x1="4.3cm" svg:y1="6.1cm" svg:x2="4.2cm" svg:y2="11.3cm">
          <text:p/>
        </draw:line>
        <draw:line draw:style-name="gr217" draw:text-style-name="P1" draw:layer="layout" svg:x1="12.5cm" svg:y1="6.2cm" svg:x2="12.4cm" svg:y2="11.4cm">
          <text:p/>
        </draw:line>
        <draw:line draw:style-name="gr217" draw:text-style-name="P1" draw:layer="layout" svg:x1="9.8cm" svg:y1="9.2cm" svg:x2="9.7cm" svg:y2="14.4cm">
          <text:p/>
        </draw:line>
        <draw:custom-shape draw:style-name="gr216" draw:text-style-name="P86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87" draw:layer="layout" svg:width="2.483cm" svg:height="0.992cm" svg:x="6.1cm" svg:y="6.5cm">
          <draw:text-box>
            <text:p><text:span text:style-name="T28">表示画像</text:span></text:p>
          </draw:text-box>
        </draw:frame>
        <draw:frame draw:style-name="gr203" draw:text-style-name="P6" draw:layer="layout" svg:width="1.895cm" svg:height="0.882cm" svg:x="2.5cm" svg:y="10.6cm">
          <draw:text-box>
            <text:p><text:span text:style-name="T2">(0, 0)</text:span></text:p>
          </draw:text-box>
        </draw:frame>
        <draw:custom-shape draw:style-name="gr212" draw:text-style-name="P18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8" draw:text-style-name="P87" draw:layer="layout" svg:width="4.96cm" svg:height="0.992cm" svg:x="4.7cm" svg:y="11.2cm">
          <draw:text-box>
            <text:p><text:span text:style-name="T28">矩形描画キャンバス</text:span></text:p>
          </draw:text-box>
        </draw:frame>
        <draw:frame draw:style-name="gr210" draw:text-style-name="P6" draw:layer="layout" svg:width="1.831cm" svg:height="0.882cm" svg:x="3.2cm" svg:y="11.718cm">
          <draw:text-box>
            <text:p><text:span text:style-name="T2">(x, y)</text:span></text:p>
          </draw:text-box>
        </draw:frame>
        <draw:custom-shape draw:style-name="gr219" draw:text-style-name="P88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88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6" draw:layer="layout" svg:width="1.429cm" svg:height="0.882cm" svg:x="1.871cm" svg:y="6.8cm">
          <draw:text-box>
            <text:p><text:span text:style-name="T2">213</text:span></text:p>
          </draw:text-box>
        </draw:frame>
        <draw:frame draw:style-name="gr203" draw:text-style-name="P6" draw:layer="layout" svg:width="1.895cm" svg:height="0.882cm" svg:x="3.405cm" svg:y="5.2cm">
          <draw:text-box>
            <text:p><text:span text:style-name="T2">(0, 0)</text:span></text:p>
          </draw:text-box>
        </draw:frame>
        <draw:custom-shape draw:style-name="gr219" draw:text-style-name="P88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88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87" draw:layer="layout" svg:width="3.969cm" svg:height="0.992cm" svg:x="20.8cm" svg:y="7.508cm">
          <draw:text-box>
            <text:p><text:span text:style-name="T28">もともとの画像</text:span></text:p>
          </draw:text-box>
        </draw:frame>
        <draw:custom-shape draw:style-name="gr221" draw:text-style-name="P18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2" draw:text-style-name="P87" draw:layer="layout" svg:width="1.493cm" svg:height="0.992cm" svg:x="5.4cm" svg:y="12.5cm">
          <draw:text-box>
            <text:p><text:span text:style-name="T28">矩形</text:span></text:p>
          </draw:text-box>
        </draw:frame>
        <draw:frame draw:style-name="gr223" draw:text-style-name="P89" draw:layer="layout" svg:width="3.474cm" svg:height="1.733cm" svg:x="19cm" svg:y="9.6cm">
          <draw:text-box>
            <text:p text:style-name="P18"><text:span text:style-name="T28">矩形</text:span></text:p>
            <text:p text:style-name="P18"><text:span text:style-name="T28">（コピー元）</text:span></text:p>
          </draw:text-box>
        </draw:frame>
        <draw:custom-shape draw:style-name="gr219" draw:text-style-name="P88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88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1" draw:layer="layout" svg:x1="5cm" svg:y1="12.329cm" svg:x2="18.7cm" svg:y2="9.5cm">
          <text:p/>
        </draw:line>
        <draw:line draw:style-name="gr214" draw:text-style-name="P1" draw:layer="layout" svg:x1="7.4cm" svg:y1="13.5cm" svg:x2="22.4cm" svg:y2="11.5cm">
          <text:p/>
        </draw:line>
        <draw:frame draw:style-name="gr224" draw:text-style-name="P6" draw:layer="layout" svg:width="4.845cm" svg:height="0.882cm" svg:x="16.955cm" svg:y="8.5cm">
          <draw:text-box>
            <text:p><text:span text:style-name="T2">(x*scale, y*scale)</text:span></text:p>
          </draw:text-box>
        </draw:frame>
        <draw:line draw:style-name="gr214" draw:text-style-name="P1" draw:layer="layout" svg:x1="17.3cm" svg:y1="11.4cm" svg:x2="18.5cm" svg:y2="16.2cm">
          <text:p/>
        </draw:line>
        <draw:line draw:style-name="gr214" draw:text-style-name="P1" draw:layer="layout" svg:x1="22.6cm" svg:y1="11.4cm" svg:x2="22.2cm" svg:y2="16cm">
          <text:p/>
        </draw:line>
        <draw:frame draw:style-name="gr185" draw:text-style-name="P87" draw:layer="layout" svg:width="2.979cm" svg:height="0.992cm" svg:x="19.407cm" svg:y="15cm">
          <draw:text-box>
            <text:p><text:span text:style-name="T28">キャンバス</text:span></text:p>
          </draw:text-box>
        </draw:frame>
        <draw:frame draw:style-name="gr203" draw:text-style-name="P6" draw:layer="layout" svg:width="1.895cm" svg:height="0.882cm" svg:x="17.3cm" svg:y="6.8cm">
          <draw:text-box>
            <text:p><text:span text:style-name="T2">(0, 0)</text:span></text:p>
          </draw:text-box>
        </draw:frame>
        <draw:custom-shape draw:style-name="gr219" draw:text-style-name="P88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5" draw:text-style-name="P90" draw:layer="layout" svg:width="1.429cm" svg:height="0.883cm" svg:x="7.171cm" svg:y="5.3cm">
          <draw:text-box>
            <text:p><text:span text:style-name="T2">320</text:span></text:p>
          </draw:text-box>
        </draw:frame>
        <draw:frame draw:style-name="gr225" draw:text-style-name="P90" draw:layer="layout" svg:width="1.429cm" svg:height="0.883cm" svg:x="6.671cm" svg:y="10.5cm">
          <draw:text-box>
            <text:p><text:span text:style-name="T2">320</text:span></text:p>
          </draw:text-box>
        </draw:frame>
        <draw:frame draw:style-name="gr58" draw:text-style-name="P6" draw:layer="layout" svg:width="1.429cm" svg:height="0.882cm" svg:x="1.6cm" svg:y="12.018cm">
          <draw:text-box>
            <text:p><text:span text:style-name="T2">213</text:span></text:p>
          </draw:text-box>
        </draw:frame>
        <draw:frame draw:style-name="gr225" draw:text-style-name="P90" draw:layer="layout" svg:width="1.831cm" svg:height="0.883cm" svg:x="4.6cm" svg:y="13.417cm">
          <draw:text-box>
            <text:p><text:span text:style-name="T2">width</text:span></text:p>
          </draw:text-box>
        </draw:frame>
        <draw:frame draw:style-name="gr225" draw:text-style-name="P90" draw:layer="layout" svg:width="2.013cm" svg:height="0.883cm" svg:x="7.9cm" svg:y="12.5cm">
          <draw:text-box>
            <text:p><text:span text:style-name="T2">height</text:span></text:p>
          </draw:text-box>
        </draw:frame>
        <draw:frame draw:style-name="gr225" draw:text-style-name="P90" draw:layer="layout" svg:width="3.338cm" svg:height="0.883cm" svg:x="18.4cm" svg:y="11.217cm">
          <draw:text-box>
            <text:p><text:span text:style-name="T2">width*scale</text:span></text:p>
          </draw:text-box>
        </draw:frame>
        <draw:frame draw:style-name="gr225" draw:text-style-name="P90" draw:layer="layout" svg:width="3.52cm" svg:height="0.883cm" svg:x="23.48cm" svg:y="10.2cm">
          <draw:text-box>
            <text:p><text:span text:style-name="T2">height*scale</text:span></text:p>
          </draw:text-box>
        </draw:frame>
        <draw:frame draw:style-name="gr210" draw:text-style-name="P6" draw:layer="layout" svg:width="1.831cm" svg:height="0.882cm" svg:x="18.2cm" svg:y="14.2cm">
          <draw:text-box>
            <text:p><text:span text:style-name="T2">(x, y)</text:span></text:p>
          </draw:text-box>
        </draw:frame>
        <draw:frame draw:style-name="gr225" draw:text-style-name="P90" draw:layer="layout" svg:width="1.831cm" svg:height="0.883cm" svg:x="19.6cm" svg:y="15.899cm">
          <draw:text-box>
            <text:p><text:span text:style-name="T2">width</text:span></text:p>
          </draw:text-box>
        </draw:frame>
        <draw:frame draw:style-name="gr225" draw:text-style-name="P90" draw:layer="layout" svg:width="2.013cm" svg:height="0.883cm" svg:x="22.7cm" svg:y="15.217cm">
          <draw:text-box>
            <text:p><text:span text:style-name="T2">height</text:span></text:p>
          </draw:text-box>
        </draw:frame>
        <draw:frame draw:style-name="gr225" draw:text-style-name="P90" draw:layer="layout" svg:width="1.738cm" svg:height="0.883cm" svg:x="22.262cm" svg:y="6.8cm">
          <draw:text-box>
            <text:p><text:span text:style-name="T2">1280</text:span></text:p>
          </draw:text-box>
        </draw:frame>
        <draw:frame draw:style-name="gr225" draw:text-style-name="P90" draw:layer="layout" svg:width="1.429cm" svg:height="0.883cm" svg:x="15.2cm" svg:y="9.4cm">
          <draw:text-box>
            <text:p><text:span text:style-name="T2">85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roman" style:font-pitch="variable"/>
    <style:font-face style:name="Meiryo UI1" svg:font-family="'Meiryo UI'" style:font-adornments="標準" style:font-family-generic="moder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/>
    <style:font-face style:name="Segoe UI1" svg:font-family="'Segoe UI'" style:font-adornments="標準" style:font-pitch="variable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19" draw:display-name="線の終点 19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1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1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1" fo:font-family="'Meiryo UI'" style:font-style-name="標準" style:font-family-generic="modern" style:font-pitch="variable" fo:font-size="14pt" style:font-name-asian="メイリオ1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8T19:47:32.310000000</dc:date>
    <meta:editing-duration>P2DT21H30M16S</meta:editing-duration>
    <meta:editing-cycles>46</meta:editing-cycles>
    <meta:generator>LibreOffice/7.2.7.2$Windows_X86_64 LibreOffice_project/8d71d29d553c0f7dcbfa38fbfda25ee34cce99a2</meta:generator>
    <meta:document-statistic meta:object-count="1153"/>
  </office:meta>
</office:document-meta>
</file>